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Monospac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onospace" fo:font-weight="bold" style:font-weight-asian="bold" style:font-weight-complex="bold"/>
    </style:style>
    <style:style style:name="ce5" style:family="table-cell" style:parent-style-name="Default" style:data-style-name="N1">
      <style:text-properties style:font-name="Monospace"/>
    </style:style>
    <style:style style:name="ce6" style:family="table-cell" style:parent-style-name="Default" style:data-style-name="N11">
      <style:text-properties style:font-name="Monospace"/>
    </style:style>
    <style:style style:name="ce7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14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6" style:family="table-cell" style:parent-style-name="Pivot_20_Table_20_Field">
      <style:table-cell-properties fo:border="0.99pt solid #000000"/>
    </style:style>
    <style:style style:name="ce17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8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20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26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27" style:family="table-cell" style:parent-style-name="Pivot_20_Table_20_Result" style:data-style-name="N11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>
      <style:table-cell-properties fo:border-bottom="0.99pt solid #000000" fo:border-left="none" fo:border-right="none" fo:border-top="none"/>
    </style:style>
    <style:style style:name="ce31" style:family="table-cell" style:parent-style-name="Pivot_20_Table_20_Result" style:data-style-name="N11">
      <style:table-cell-properties fo:border-bottom="0.99pt solid #000000" fo:border-left="none" fo:border-right="none" fo:border-top="0.99pt solid #000000"/>
    </style:style>
    <style:style style:name="ce32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34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35" style:family="table-cell" style:parent-style-name="Pivot_20_Table_20_Result" style:data-style-name="N11">
      <style:table-cell-properties fo:border-bottom="0.99pt solid #000000" fo:border-left="none" fo:border-right="0.99pt solid #000000" fo:border-top="0.99pt solid #000000"/>
    </style:style>
    <style:style style:name="ce36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3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8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9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11">
      <style:table-cell-properties fo:border-bottom="0.99pt solid #000000" fo:border-left="0.99pt solid #000000" fo:border-right="2.01pt solid #000000" fo:border-top="0.99pt solid #000000"/>
    </style:style>
    <style:style style:name="ce42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number-columns-repeated="1018" table:default-cell-style-name="ce3"/>
        <table:table-row table:style-name="ro1">
          <table:table-cell table:style-name="ce1"/>
          <table:table-cell table:style-name="ce1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mean_last_rd</text:p>
          </table:table-cell>
          <table:table-cell table:style-name="ce4" office:value-type="string">
            <text:p>med_last_rd</text:p>
          </table:table-cell>
          <table:table-cell table:style-name="ce4" office:value-type="string">
            <text:p>avg_last_rd</text:p>
          </table:table-cell>
          <table:table-cell table:style-name="ce4"/>
          <table:table-cell table:style-name="ce4" office:value-type="string">
            <text:p>cutoff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>
            <text:p>C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236">
            <text:p>1236</text:p>
          </table:table-cell>
          <table:table-cell table:style-name="ce5" office:value-type="float" office:value="698.8">
            <text:p>699</text:p>
          </table:table-cell>
          <table:table-cell table:style-name="ce5" office:value-type="float" office:value="723">
            <text:p>723</text:p>
          </table:table-cell>
          <table:table-cell table:style-name="ce6" table:formula="of:=[.D2]/[.C2]" office:value-type="percentage" office:value="0.56537216828479">
            <text:p>56.54%</text:p>
          </table:table-cell>
          <table:table-cell table:style-name="ce6" office:value-type="percentage" office:value="0.4">
            <text:p>40.00%</text:p>
          </table:table-cell>
          <table:table-cell table:style-name="ce5" table:formula="of:=[.C2]*[.G2]" office:value-type="float" office:value="494.4">
            <text:p>49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3390">
            <text:p>3390</text:p>
          </table:table-cell>
          <table:table-cell table:style-name="ce5" office:value-type="float" office:value="2240.7">
            <text:p>2241</text:p>
          </table:table-cell>
          <table:table-cell table:style-name="ce5" office:value-type="float" office:value="2351">
            <text:p>2351</text:p>
          </table:table-cell>
          <table:table-cell table:style-name="ce6" table:formula="of:=[.D3]/[.C3]" office:value-type="percentage" office:value="0.660973451327434">
            <text:p>66.10%</text:p>
          </table:table-cell>
          <table:table-cell table:style-name="ce6" office:value-type="percentage" office:value="0.4">
            <text:p>40.00%</text:p>
          </table:table-cell>
          <table:table-cell table:style-name="ce5" table:formula="of:=[.C3]*[.G3]" office:value-type="float" office:value="1356">
            <text:p>135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16.2">
            <text:p>116</text:p>
          </table:table-cell>
          <table:table-cell table:style-name="ce5" office:value-type="float" office:value="121">
            <text:p>121</text:p>
          </table:table-cell>
          <table:table-cell table:style-name="ce6" table:formula="of:=[.D4]/[.C4]" office:value-type="percentage" office:value="0.505217391304348">
            <text:p>50.52%</text:p>
          </table:table-cell>
          <table:table-cell table:style-name="ce6" office:value-type="percentage" office:value="0.4">
            <text:p>40.00%</text:p>
          </table:table-cell>
          <table:table-cell table:style-name="ce5" table:formula="of:=[.C4]*[.G4]" office:value-type="float" office:value="92">
            <text:p>9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2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59.7">
            <text:p>560</text:p>
          </table:table-cell>
          <table:table-cell table:style-name="ce5" office:value-type="float" office:value="579">
            <text:p>579</text:p>
          </table:table-cell>
          <table:table-cell table:style-name="ce6" table:formula="of:=[.D5]/[.C5]" office:value-type="percentage" office:value="0.5597">
            <text:p>55.97%</text:p>
          </table:table-cell>
          <table:table-cell table:style-name="ce6" office:value-type="percentage" office:value="0.4">
            <text:p>40.00%</text:p>
          </table:table-cell>
          <table:table-cell table:style-name="ce5" table:formula="of:=[.C5]*[.G5]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C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117.9">
            <text:p>118</text:p>
          </table:table-cell>
          <table:table-cell table:style-name="ce5" office:value-type="float" office:value="123">
            <text:p>123</text:p>
          </table:table-cell>
          <table:table-cell table:style-name="ce6" table:formula="of:=[.D6]/[.C6]" office:value-type="percentage" office:value="0.49125">
            <text:p>49.13%</text:p>
          </table:table-cell>
          <table:table-cell table:style-name="ce6" office:value-type="percentage" office:value="0.4">
            <text:p>40.00%</text:p>
          </table:table-cell>
          <table:table-cell table:style-name="ce5" table:formula="of:=[.C6]*[.G6]" office:value-type="float" office:value="96">
            <text:p>9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RC2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960">
            <text:p>960</text:p>
          </table:table-cell>
          <table:table-cell table:style-name="ce5" office:value-type="float" office:value="565.2">
            <text:p>565</text:p>
          </table:table-cell>
          <table:table-cell table:style-name="ce5" office:value-type="float" office:value="620">
            <text:p>620</text:p>
          </table:table-cell>
          <table:table-cell table:style-name="ce6" table:formula="of:=[.D7]/[.C7]" office:value-type="percentage" office:value="0.58875">
            <text:p>58.88%</text:p>
          </table:table-cell>
          <table:table-cell table:style-name="ce6" office:value-type="percentage" office:value="0.4">
            <text:p>40.00%</text:p>
          </table:table-cell>
          <table:table-cell table:style-name="ce5" table:formula="of:=[.C7]*[.G7]" office:value-type="float" office:value="384">
            <text:p>38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AVERAGE([.F2:.F7])" office:value-type="percentage" office:value="0.561877168486095">
            <text:p>56.19%</text:p>
          </table:table-cell>
          <table:table-cell table:formula="of:=AVERAGE([.G2:.G7])" office:value-type="percentage" office:value="0.4">
            <text:p>40.00%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8"/>
        <table:table-row table:style-name="ro1">
          <table:table-cell table:style-name="ce7"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dod</text:p>
          </table:table-cell>
          <table:table-cell office:value-type="string">
            <text:p>mean_rd</text:p>
          </table:table-cell>
          <table:table-cell office:value-type="string">
            <text:p>min_rd</text:p>
          </table:table-cell>
          <table:table-cell office:value-type="string">
            <text:p>max_rd</text:p>
          </table:table-cell>
          <table:table-cell office:value-type="string">
            <text:p>75p</text:p>
          </table:table-cell>
          <table:table-cell office:value-type="string">
            <text:p>90p</text:p>
          </table:table-cell>
        </table:table-row>
        <table:table-row table:style-name="ro1">
          <table:table-cell table:style-name="ce7"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150.8">
            <text:p>150.8</text:p>
          </table:table-cell>
          <table:table-cell office:value-type="float" office:value="11">
            <text:p>11</text:p>
          </table:table-cell>
          <table:table-cell office:value-type="float" office:value="298">
            <text:p>298</text:p>
          </table:table-cell>
          <table:table-cell office:value-type="percentage" office:value="0.1715">
            <text:p>17.15%</text:p>
          </table:table-cell>
          <table:table-cell office:value-type="percentage" office:value="0.2411">
            <text:p>24.11%</text:p>
          </table:table-cell>
        </table:table-row>
        <table:table-row table:style-name="ro1">
          <table:table-cell table:style-name="ce7"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percentage" office:value="0.2775">
            <text:p>27.75%</text:p>
          </table:table-cell>
          <table:table-cell office:value-type="percentage" office:value="0.3495">
            <text:p>34.95%</text:p>
          </table:table-cell>
        </table:table-row>
        <table:table-row table:style-name="ro1">
          <table:table-cell table:style-name="ce7"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10.2">
            <text:p>210.2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percentage" office:value="0.254">
            <text:p>25.40%</text:p>
          </table:table-cell>
          <table:table-cell office:value-type="percentage" office:value="0.4248">
            <text:p>42.48%</text:p>
          </table:table-cell>
        </table:table-row>
        <table:table-row table:style-name="ro1">
          <table:table-cell table:style-name="ce7"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192.6">
            <text:p>192.6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office:value-type="percentage" office:value="0.2435">
            <text:p>24.35%</text:p>
          </table:table-cell>
          <table:table-cell office:value-type="percentage" office:value="0.3738">
            <text:p>37.38%</text:p>
          </table:table-cell>
        </table:table-row>
        <table:table-row table:style-name="ro1">
          <table:table-cell table:style-name="ce7"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205.5">
            <text:p>205.5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office:value-type="percentage" office:value="0.2379">
            <text:p>23.79%</text:p>
          </table:table-cell>
          <table:table-cell office:value-type="percentage" office:value="0.445">
            <text:p>44.50%</text:p>
          </table:table-cell>
        </table:table-row>
        <table:table-row table:style-name="ro1">
          <table:table-cell table:style-name="ce7"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214.4">
            <text:p>214.4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office:value-type="percentage" office:value="0.3722">
            <text:p>37.22%</text:p>
          </table:table-cell>
          <table:table-cell office:value-type="percentage" office:value="0.4838">
            <text:p>48.38%</text:p>
          </table:table-cell>
        </table:table-row>
        <table:table-row table:style-name="ro1">
          <table:table-cell table:style-name="ce7"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176.5">
            <text:p>176.5</text:p>
          </table:table-cell>
          <table:table-cell office:value-type="float" office:value="4">
            <text:p>4</text:p>
          </table:table-cell>
          <table:table-cell office:value-type="float" office:value="679">
            <text:p>679</text:p>
          </table:table-cell>
          <table:table-cell office:value-type="percentage" office:value="0.3074">
            <text:p>30.74%</text:p>
          </table:table-cell>
          <table:table-cell office:value-type="percentage" office:value="0.3851">
            <text:p>38.51%</text:p>
          </table:table-cell>
        </table:table-row>
        <table:table-row table:style-name="ro1">
          <table:table-cell table:style-name="ce7"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183.9">
            <text:p>183.9</text:p>
          </table:table-cell>
          <table:table-cell office:value-type="float" office:value="10">
            <text:p>10</text:p>
          </table:table-cell>
          <table:table-cell office:value-type="float" office:value="519">
            <text:p>519</text:p>
          </table:table-cell>
          <table:table-cell office:value-type="percentage" office:value="0.2338">
            <text:p>23.38%</text:p>
          </table:table-cell>
          <table:table-cell office:value-type="percentage" office:value="0.3196">
            <text:p>31.96%</text:p>
          </table:table-cell>
        </table:table-row>
        <table:table-row table:style-name="ro1">
          <table:table-cell table:style-name="ce7"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203.1">
            <text:p>203.1</text:p>
          </table:table-cell>
          <table:table-cell office:value-type="float" office:value="5">
            <text:p>5</text:p>
          </table:table-cell>
          <table:table-cell office:value-type="float" office:value="663">
            <text:p>663</text:p>
          </table:table-cell>
          <table:table-cell office:value-type="percentage" office:value="0.2662">
            <text:p>26.62%</text:p>
          </table:table-cell>
          <table:table-cell office:value-type="percentage" office:value="0.3827">
            <text:p>38.27%</text:p>
          </table:table-cell>
        </table:table-row>
        <table:table-row table:style-name="ro1">
          <table:table-cell table:style-name="ce7"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214.6">
            <text:p>214.6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percentage" office:value="0.2743">
            <text:p>27.43%</text:p>
          </table:table-cell>
          <table:table-cell office:value-type="percentage" office:value="0.415">
            <text:p>41.50%</text:p>
          </table:table-cell>
        </table:table-row>
        <table:table-row table:style-name="ro1">
          <table:table-cell table:style-name="ce7"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191.3">
            <text:p>191.3</text:p>
          </table:table-cell>
          <table:table-cell office:value-type="float" office:value="43">
            <text:p>43</text:p>
          </table:table-cell>
          <table:table-cell office:value-type="float" office:value="703">
            <text:p>703</text:p>
          </table:table-cell>
          <table:table-cell office:value-type="percentage" office:value="0.1351">
            <text:p>13.51%</text:p>
          </table:table-cell>
          <table:table-cell office:value-type="percentage" office:value="0.5688">
            <text:p>56.88%</text:p>
          </table:table-cell>
        </table:table-row>
        <table:table-row table:style-name="ro1">
          <table:table-cell table:style-name="ce7"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242.8">
            <text:p>242.8</text:p>
          </table:table-cell>
          <table:table-cell office:value-type="float" office:value="8">
            <text:p>8</text:p>
          </table:table-cell>
          <table:table-cell office:value-type="float" office:value="699">
            <text:p>699</text:p>
          </table:table-cell>
          <table:table-cell office:value-type="percentage" office:value="0.3398">
            <text:p>33.98%</text:p>
          </table:table-cell>
          <table:table-cell office:value-type="percentage" office:value="0.4061">
            <text:p>40.61%</text:p>
          </table:table-cell>
        </table:table-row>
        <table:table-row table:style-name="ro1">
          <table:table-cell table:style-name="ce7"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63.1">
            <text:p>263.1</text:p>
          </table:table-cell>
          <table:table-cell office:value-type="float" office:value="4">
            <text:p>4</text:p>
          </table:table-cell>
          <table:table-cell office:value-type="float" office:value="898">
            <text:p>898</text:p>
          </table:table-cell>
          <table:table-cell office:value-type="percentage" office:value="0.3738">
            <text:p>37.38%</text:p>
          </table:table-cell>
          <table:table-cell office:value-type="percentage" office:value="0.5024">
            <text:p>50.24%</text:p>
          </table:table-cell>
        </table:table-row>
        <table:table-row table:style-name="ro1">
          <table:table-cell table:style-name="ce7"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230.6">
            <text:p>230.6</text:p>
          </table:table-cell>
          <table:table-cell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percentage" office:value="0.3204">
            <text:p>32.04%</text:p>
          </table:table-cell>
          <table:table-cell office:value-type="percentage" office:value="0.4248">
            <text:p>42.48%</text:p>
          </table:table-cell>
        </table:table-row>
        <table:table-row table:style-name="ro1">
          <table:table-cell table:style-name="ce7"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227.9">
            <text:p>227.9</text:p>
          </table:table-cell>
          <table:table-cell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percentage" office:value="0.2565">
            <text:p>25.65%</text:p>
          </table:table-cell>
          <table:table-cell office:value-type="percentage" office:value="0.4167">
            <text:p>41.67%</text:p>
          </table:table-cell>
        </table:table-row>
        <table:table-row table:style-name="ro1">
          <table:table-cell table:style-name="ce7"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382">
            <text:p>382</text:p>
          </table:table-cell>
          <table:table-cell office:value-type="float" office:value="768">
            <text:p>768</text:p>
          </table:table-cell>
          <table:table-cell table:number-columns-repeated="2" office:value-type="percentage" office:value="0.6214">
            <text:p>62.14%</text:p>
          </table:table-cell>
        </table:table-row>
        <table:table-row table:style-name="ro1">
          <table:table-cell table:style-name="ce7"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160.1">
            <text:p>160.1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percentage" office:value="0.161">
            <text:p>16.10%</text:p>
          </table:table-cell>
          <table:table-cell office:value-type="percentage" office:value="0.4223">
            <text:p>42.23%</text:p>
          </table:table-cell>
        </table:table-row>
        <table:table-row table:style-name="ro1">
          <table:table-cell table:style-name="ce7"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 office:value-type="float" office:value="586">
            <text:p>586</text:p>
          </table:table-cell>
          <table:table-cell office:value-type="percentage" office:value="0.2824">
            <text:p>28.24%</text:p>
          </table:table-cell>
          <table:table-cell office:value-type="percentage" office:value="0.4134">
            <text:p>41.34%</text:p>
          </table:table-cell>
        </table:table-row>
        <table:table-row table:style-name="ro1">
          <table:table-cell table:style-name="ce7"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179.7">
            <text:p>179.7</text:p>
          </table:table-cell>
          <table:table-cell office:value-type="float" office:value="6">
            <text:p>6</text:p>
          </table:table-cell>
          <table:table-cell office:value-type="float" office:value="684">
            <text:p>684</text:p>
          </table:table-cell>
          <table:table-cell office:value-type="percentage" office:value="0.199">
            <text:p>19.90%</text:p>
          </table:table-cell>
          <table:table-cell office:value-type="percentage" office:value="0.3139">
            <text:p>31.39%</text:p>
          </table:table-cell>
        </table:table-row>
        <table:table-row table:style-name="ro1">
          <table:table-cell table:style-name="ce7"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241.7">
            <text:p>241.7</text:p>
          </table:table-cell>
          <table:table-cell office:value-type="float" office:value="7">
            <text:p>7</text:p>
          </table:table-cell>
          <table:table-cell office:value-type="float" office:value="731">
            <text:p>731</text:p>
          </table:table-cell>
          <table:table-cell office:value-type="percentage" office:value="0.2193">
            <text:p>21.93%</text:p>
          </table:table-cell>
          <table:table-cell office:value-type="percentage" office:value="0.5227">
            <text:p>52.27%</text:p>
          </table:table-cell>
        </table:table-row>
        <table:table-row table:style-name="ro1">
          <table:table-cell table:style-name="ce7"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174.7">
            <text:p>174.7</text:p>
          </table:table-cell>
          <table:table-cell office:value-type="float" office:value="5">
            <text:p>5</text:p>
          </table:table-cell>
          <table:table-cell office:value-type="float" office:value="429">
            <text:p>429</text:p>
          </table:table-cell>
          <table:table-cell office:value-type="percentage" office:value="0.2152">
            <text:p>21.52%</text:p>
          </table:table-cell>
          <table:table-cell office:value-type="percentage" office:value="0.3471">
            <text:p>34.71%</text:p>
          </table:table-cell>
        </table:table-row>
        <table:table-row table:style-name="ro1">
          <table:table-cell table:style-name="ce7"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192.1">
            <text:p>192.1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office:value-type="percentage" office:value="0.2443">
            <text:p>24.43%</text:p>
          </table:table-cell>
          <table:table-cell office:value-type="percentage" office:value="0.3552">
            <text:p>35.52%</text:p>
          </table:table-cell>
        </table:table-row>
        <table:table-row table:style-name="ro1">
          <table:table-cell table:style-name="ce7"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231.9">
            <text:p>231.9</text:p>
          </table:table-cell>
          <table:table-cell office:value-type="float" office:value="11">
            <text:p>11</text:p>
          </table:table-cell>
          <table:table-cell office:value-type="float" office:value="833">
            <text:p>833</text:p>
          </table:table-cell>
          <table:table-cell office:value-type="percentage" office:value="0.2678">
            <text:p>26.78%</text:p>
          </table:table-cell>
          <table:table-cell office:value-type="percentage" office:value="0.4741">
            <text:p>47.41%</text:p>
          </table:table-cell>
        </table:table-row>
        <table:table-row table:style-name="ro1">
          <table:table-cell table:style-name="ce7"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216.2">
            <text:p>216.2</text:p>
          </table:table-cell>
          <table:table-cell office:value-type="float" office:value="2">
            <text:p>2</text:p>
          </table:table-cell>
          <table:table-cell office:value-type="float" office:value="723">
            <text:p>723</text:p>
          </table:table-cell>
          <table:table-cell office:value-type="percentage" office:value="0.2678">
            <text:p>26.78%</text:p>
          </table:table-cell>
          <table:table-cell office:value-type="percentage" office:value="0.4393">
            <text:p>43.93%</text:p>
          </table:table-cell>
        </table:table-row>
        <table:table-row table:style-name="ro1">
          <table:table-cell table:style-name="ce7"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206.3">
            <text:p>206.3</text:p>
          </table:table-cell>
          <table:table-cell office:value-type="float" office:value="1">
            <text:p>1</text:p>
          </table:table-cell>
          <table:table-cell office:value-type="float" office:value="905">
            <text:p>905</text:p>
          </table:table-cell>
          <table:table-cell office:value-type="percentage" office:value="0.271">
            <text:p>27.10%</text:p>
          </table:table-cell>
          <table:table-cell office:value-type="percentage" office:value="0.4207">
            <text:p>42.07%</text:p>
          </table:table-cell>
        </table:table-row>
        <table:table-row table:style-name="ro1">
          <table:table-cell table:style-name="ce7"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201.9">
            <text:p>201.9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percentage" office:value="0.1934">
            <text:p>19.34%</text:p>
          </table:table-cell>
          <table:table-cell office:value-type="percentage" office:value="0.6149">
            <text:p>61.49%</text:p>
          </table:table-cell>
        </table:table-row>
        <table:table-row table:style-name="ro1">
          <table:table-cell table:style-name="ce7"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242.8">
            <text:p>242.8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office:value-type="percentage" office:value="0.2945">
            <text:p>29.45%</text:p>
          </table:table-cell>
          <table:table-cell office:value-type="percentage" office:value="0.479">
            <text:p>47.90%</text:p>
          </table:table-cell>
        </table:table-row>
        <table:table-row table:style-name="ro1">
          <table:table-cell table:style-name="ce7"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169.5">
            <text:p>169.5</text:p>
          </table:table-cell>
          <table:table-cell office:value-type="float" office:value="8">
            <text:p>8</text:p>
          </table:table-cell>
          <table:table-cell office:value-type="float" office:value="744">
            <text:p>744</text:p>
          </table:table-cell>
          <table:table-cell office:value-type="percentage" office:value="0.1982">
            <text:p>19.82%</text:p>
          </table:table-cell>
          <table:table-cell office:value-type="percentage" office:value="0.3131">
            <text:p>31.31%</text:p>
          </table:table-cell>
        </table:table-row>
        <table:table-row table:style-name="ro1">
          <table:table-cell table:style-name="ce7"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199.7">
            <text:p>199.7</text:p>
          </table:table-cell>
          <table:table-cell office:value-type="float" office:value="4">
            <text:p>4</text:p>
          </table:table-cell>
          <table:table-cell office:value-type="float" office:value="939">
            <text:p>939</text:p>
          </table:table-cell>
          <table:table-cell office:value-type="percentage" office:value="0.2306">
            <text:p>23.06%</text:p>
          </table:table-cell>
          <table:table-cell office:value-type="percentage" office:value="0.4417">
            <text:p>44.17%</text:p>
          </table:table-cell>
        </table:table-row>
        <table:table-row table:style-name="ro1">
          <table:table-cell table:style-name="ce7"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178.9">
            <text:p>178.9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percentage" office:value="0.2346">
            <text:p>23.46%</text:p>
          </table:table-cell>
          <table:table-cell office:value-type="percentage" office:value="0.4005">
            <text:p>40.05%</text:p>
          </table:table-cell>
        </table:table-row>
        <table:table-row table:style-name="ro1">
          <table:table-cell table:style-name="ce7"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184.3">
            <text:p>184.3</text:p>
          </table:table-cell>
          <table:table-cell office:value-type="float" office:value="8">
            <text:p>8</text:p>
          </table:table-cell>
          <table:table-cell office:value-type="float" office:value="508">
            <text:p>508</text:p>
          </table:table-cell>
          <table:table-cell office:value-type="percentage" office:value="0.2508">
            <text:p>25.08%</text:p>
          </table:table-cell>
          <table:table-cell office:value-type="percentage" office:value="0.411">
            <text:p>41.10%</text:p>
          </table:table-cell>
        </table:table-row>
        <table:table-row table:style-name="ro1">
          <table:table-cell table:style-name="ce7"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178.6">
            <text:p>178.6</text:p>
          </table:table-cell>
          <table:table-cell office:value-type="float" office:value="4">
            <text:p>4</text:p>
          </table:table-cell>
          <table:table-cell office:value-type="float" office:value="682">
            <text:p>682</text:p>
          </table:table-cell>
          <table:table-cell office:value-type="percentage" office:value="0.2322">
            <text:p>23.22%</text:p>
          </table:table-cell>
          <table:table-cell office:value-type="percentage" office:value="0.3981">
            <text:p>39.81%</text:p>
          </table:table-cell>
        </table:table-row>
        <table:table-row table:style-name="ro1">
          <table:table-cell table:style-name="ce7"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187.7">
            <text:p>187.7</text:p>
          </table:table-cell>
          <table:table-cell office:value-type="float" office:value="5">
            <text:p>5</text:p>
          </table:table-cell>
          <table:table-cell office:value-type="float" office:value="803">
            <text:p>803</text:p>
          </table:table-cell>
          <table:table-cell office:value-type="percentage" office:value="0.2168">
            <text:p>21.68%</text:p>
          </table:table-cell>
          <table:table-cell office:value-type="percentage" office:value="0.3528">
            <text:p>35.28%</text:p>
          </table:table-cell>
        </table:table-row>
        <table:table-row table:style-name="ro1">
          <table:table-cell table:style-name="ce7"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171.4">
            <text:p>171.4</text:p>
          </table:table-cell>
          <table:table-cell office:value-type="float" office:value="3">
            <text:p>3</text:p>
          </table:table-cell>
          <table:table-cell office:value-type="float" office:value="917">
            <text:p>917</text:p>
          </table:table-cell>
          <table:table-cell office:value-type="percentage" office:value="0.195">
            <text:p>19.50%</text:p>
          </table:table-cell>
          <table:table-cell office:value-type="percentage" office:value="0.3107">
            <text:p>31.07%</text:p>
          </table:table-cell>
        </table:table-row>
        <table:table-row table:style-name="ro1">
          <table:table-cell table:style-name="ce7"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percentage" office:value="0.2249">
            <text:p>22.49%</text:p>
          </table:table-cell>
          <table:table-cell office:value-type="percentage" office:value="0.3875">
            <text:p>38.75%</text:p>
          </table:table-cell>
        </table:table-row>
        <table:table-row table:style-name="ro1">
          <table:table-cell table:style-name="ce7"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178.1">
            <text:p>178.1</text:p>
          </table:table-cell>
          <table:table-cell office:value-type="float" office:value="4">
            <text:p>4</text:p>
          </table:table-cell>
          <table:table-cell office:value-type="float" office:value="474">
            <text:p>474</text:p>
          </table:table-cell>
          <table:table-cell office:value-type="percentage" office:value="0.2557">
            <text:p>25.57%</text:p>
          </table:table-cell>
          <table:table-cell office:value-type="percentage" office:value="0.3835">
            <text:p>38.35%</text:p>
          </table:table-cell>
        </table:table-row>
        <table:table-row table:style-name="ro1">
          <table:table-cell table:style-name="ce7"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223.8">
            <text:p>223.8</text:p>
          </table:table-cell>
          <table:table-cell office:value-type="float" office:value="4">
            <text:p>4</text:p>
          </table:table-cell>
          <table:table-cell office:value-type="float" office:value="819">
            <text:p>819</text:p>
          </table:table-cell>
          <table:table-cell office:value-type="percentage" office:value="0.2945">
            <text:p>29.45%</text:p>
          </table:table-cell>
          <table:table-cell office:value-type="percentage" office:value="0.4086">
            <text:p>40.86%</text:p>
          </table:table-cell>
        </table:table-row>
        <table:table-row table:style-name="ro1">
          <table:table-cell table:style-name="ce7"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150.5">
            <text:p>150.5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percentage" office:value="0.2451">
            <text:p>24.51%</text:p>
          </table:table-cell>
          <table:table-cell office:value-type="percentage" office:value="0.3261">
            <text:p>32.61%</text:p>
          </table:table-cell>
        </table:table-row>
        <table:table-row table:style-name="ro1">
          <table:table-cell table:style-name="ce7"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151.1">
            <text:p>151.1</text:p>
          </table:table-cell>
          <table:table-cell office:value-type="float" office:value="3">
            <text:p>3</text:p>
          </table:table-cell>
          <table:table-cell office:value-type="float" office:value="789">
            <text:p>789</text:p>
          </table:table-cell>
          <table:table-cell office:value-type="percentage" office:value="0.199">
            <text:p>19.90%</text:p>
          </table:table-cell>
          <table:table-cell office:value-type="percentage" office:value="0.2921">
            <text:p>29.21%</text:p>
          </table:table-cell>
        </table:table-row>
        <table:table-row table:style-name="ro1">
          <table:table-cell table:style-name="ce7"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161.1">
            <text:p>161.1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office:value-type="percentage" office:value="0.2435">
            <text:p>24.35%</text:p>
          </table:table-cell>
          <table:table-cell office:value-type="percentage" office:value="0.3471">
            <text:p>34.71%</text:p>
          </table:table-cell>
        </table:table-row>
        <table:table-row table:style-name="ro1">
          <table:table-cell table:style-name="ce7"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174.2">
            <text:p>174.2</text:p>
          </table:table-cell>
          <table:table-cell office:value-type="float" office:value="15">
            <text:p>15</text:p>
          </table:table-cell>
          <table:table-cell office:value-type="float" office:value="419">
            <text:p>419</text:p>
          </table:table-cell>
          <table:table-cell office:value-type="percentage" office:value="0.2443">
            <text:p>24.43%</text:p>
          </table:table-cell>
          <table:table-cell office:value-type="percentage" office:value="0.339">
            <text:p>33.90%</text:p>
          </table:table-cell>
        </table:table-row>
        <table:table-row table:style-name="ro1">
          <table:table-cell table:style-name="ce7"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30">
            <text:p>30</text:p>
          </table:table-cell>
          <table:table-cell office:value-type="float" office:value="128.7">
            <text:p>128.7</text:p>
          </table:table-cell>
          <table:table-cell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percentage" office:value="0.2152">
            <text:p>21.52%</text:p>
          </table:table-cell>
          <table:table-cell office:value-type="percentage" office:value="0.3196">
            <text:p>31.96%</text:p>
          </table:table-cell>
        </table:table-row>
        <table:table-row table:style-name="ro1">
          <table:table-cell table:style-name="ce7"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50">
            <text:p>50</text:p>
          </table:table-cell>
          <table:table-cell office:value-type="float" office:value="151.5">
            <text:p>151.5</text:p>
          </table:table-cell>
          <table:table-cell office:value-type="float" office:value="4">
            <text:p>4</text:p>
          </table:table-cell>
          <table:table-cell office:value-type="float" office:value="747">
            <text:p>747</text:p>
          </table:table-cell>
          <table:table-cell office:value-type="percentage" office:value="0.216">
            <text:p>21.60%</text:p>
          </table:table-cell>
          <table:table-cell office:value-type="percentage" office:value="0.2945">
            <text:p>29.45%</text:p>
          </table:table-cell>
        </table:table-row>
        <table:table-row table:style-name="ro1">
          <table:table-cell table:style-name="ce7"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70">
            <text:p>70</text:p>
          </table:table-cell>
          <table:table-cell office:value-type="float" office:value="154.3">
            <text:p>154.3</text:p>
          </table:table-cell>
          <table:table-cell office:value-type="float" office:value="1">
            <text:p>1</text:p>
          </table:table-cell>
          <table:table-cell office:value-type="float" office:value="690">
            <text:p>690</text:p>
          </table:table-cell>
          <table:table-cell office:value-type="percentage" office:value="0.2225">
            <text:p>22.25%</text:p>
          </table:table-cell>
          <table:table-cell office:value-type="percentage" office:value="0.322">
            <text:p>32.20%</text:p>
          </table:table-cell>
        </table:table-row>
        <table:table-row table:style-name="ro1">
          <table:table-cell table:style-name="ce7"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90">
            <text:p>90</text:p>
          </table:table-cell>
          <table:table-cell office:value-type="float" office:value="168.5">
            <text:p>168.5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percentage" office:value="0.2371">
            <text:p>23.71%</text:p>
          </table:table-cell>
          <table:table-cell office:value-type="percentage" office:value="0.3358">
            <text:p>33.58%</text:p>
          </table:table-cell>
        </table:table-row>
        <table:table-row table:style-name="ro1">
          <table:table-cell table:style-name="ce7"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863.1">
            <text:p>863.1</text:p>
          </table:table-cell>
          <table:table-cell office:value-type="float" office:value="16">
            <text:p>16</text:p>
          </table:table-cell>
          <table:table-cell office:value-type="float" office:value="1895">
            <text:p>1895</text:p>
          </table:table-cell>
          <table:table-cell office:value-type="percentage" office:value="0.4206">
            <text:p>42.06%</text:p>
          </table:table-cell>
          <table:table-cell office:value-type="percentage" office:value="0.559">
            <text:p>55.90%</text:p>
          </table:table-cell>
        </table:table-row>
        <table:table-row table:style-name="ro1">
          <table:table-cell table:style-name="ce7"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542.3">
            <text:p>542.3</text:p>
          </table:table-cell>
          <table:table-cell office:value-type="float" office:value="8">
            <text:p>8</text:p>
          </table:table-cell>
          <table:table-cell office:value-type="float" office:value="1761">
            <text:p>1761</text:p>
          </table:table-cell>
          <table:table-cell office:value-type="percentage" office:value="0.2204">
            <text:p>22.04%</text:p>
          </table:table-cell>
          <table:table-cell office:value-type="percentage" office:value="0.4398">
            <text:p>43.98%</text:p>
          </table:table-cell>
        </table:table-row>
        <table:table-row table:style-name="ro1">
          <table:table-cell table:style-name="ce7"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723.9">
            <text:p>723.9</text:p>
          </table:table-cell>
          <table:table-cell office:value-type="float" office:value="2">
            <text:p>2</text:p>
          </table:table-cell>
          <table:table-cell office:value-type="float" office:value="2300">
            <text:p>2300</text:p>
          </table:table-cell>
          <table:table-cell office:value-type="percentage" office:value="0.3012">
            <text:p>30.12%</text:p>
          </table:table-cell>
          <table:table-cell office:value-type="percentage" office:value="0.4537">
            <text:p>45.37%</text:p>
          </table:table-cell>
        </table:table-row>
        <table:table-row table:style-name="ro1">
          <table:table-cell table:style-name="ce7"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825.6">
            <text:p>825.6</text:p>
          </table:table-cell>
          <table:table-cell office:value-type="float" office:value="5">
            <text:p>5</text:p>
          </table:table-cell>
          <table:table-cell office:value-type="float" office:value="2695">
            <text:p>2695</text:p>
          </table:table-cell>
          <table:table-cell office:value-type="percentage" office:value="0.3333">
            <text:p>33.33%</text:p>
          </table:table-cell>
          <table:table-cell office:value-type="percentage" office:value="0.4909">
            <text:p>49.09%</text:p>
          </table:table-cell>
        </table:table-row>
        <table:table-row table:style-name="ro1">
          <table:table-cell table:style-name="ce7"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2832">
            <text:p>2832</text:p>
          </table:table-cell>
          <table:table-cell office:value-type="percentage" office:value="0.3723">
            <text:p>37.23%</text:p>
          </table:table-cell>
          <table:table-cell office:value-type="percentage" office:value="0.5676">
            <text:p>56.76%</text:p>
          </table:table-cell>
        </table:table-row>
        <table:table-row table:style-name="ro1">
          <table:table-cell table:style-name="ce7"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620.4">
            <text:p>620.4</text:p>
          </table:table-cell>
          <table:table-cell office:value-type="float" office:value="180">
            <text:p>180</text:p>
          </table:table-cell>
          <table:table-cell office:value-type="float" office:value="2276">
            <text:p>2276</text:p>
          </table:table-cell>
          <table:table-cell office:value-type="percentage" office:value="0.2782">
            <text:p>27.82%</text:p>
          </table:table-cell>
          <table:table-cell office:value-type="percentage" office:value="0.6714">
            <text:p>67.14%</text:p>
          </table:table-cell>
        </table:table-row>
        <table:table-row table:style-name="ro1">
          <table:table-cell table:style-name="ce7"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544.8">
            <text:p>544.8</text:p>
          </table:table-cell>
          <table:table-cell office:value-type="float" office:value="3">
            <text:p>3</text:p>
          </table:table-cell>
          <table:table-cell office:value-type="float" office:value="1855">
            <text:p>1855</text:p>
          </table:table-cell>
          <table:table-cell office:value-type="percentage" office:value="0.2956">
            <text:p>29.56%</text:p>
          </table:table-cell>
          <table:table-cell office:value-type="percentage" office:value="0.3782">
            <text:p>37.82%</text:p>
          </table:table-cell>
        </table:table-row>
        <table:table-row table:style-name="ro1">
          <table:table-cell table:style-name="ce7"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802.7">
            <text:p>802.7</text:p>
          </table:table-cell>
          <table:table-cell office:value-type="float" office:value="2">
            <text:p>2</text:p>
          </table:table-cell>
          <table:table-cell office:value-type="float" office:value="2748">
            <text:p>2748</text:p>
          </table:table-cell>
          <table:table-cell office:value-type="percentage" office:value="0.3386">
            <text:p>33.86%</text:p>
          </table:table-cell>
          <table:table-cell office:value-type="percentage" office:value="0.5448">
            <text:p>54.48%</text:p>
          </table:table-cell>
        </table:table-row>
        <table:table-row table:style-name="ro1">
          <table:table-cell table:style-name="ce7"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838.2">
            <text:p>838.2</text:p>
          </table:table-cell>
          <table:table-cell office:value-type="float" office:value="9">
            <text:p>9</text:p>
          </table:table-cell>
          <table:table-cell office:value-type="float" office:value="2774">
            <text:p>2774</text:p>
          </table:table-cell>
          <table:table-cell office:value-type="percentage" office:value="0.3634">
            <text:p>36.34%</text:p>
          </table:table-cell>
          <table:table-cell office:value-type="percentage" office:value="0.6198">
            <text:p>61.98%</text:p>
          </table:table-cell>
        </table:table-row>
        <table:table-row table:style-name="ro1">
          <table:table-cell table:style-name="ce7"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680.7">
            <text:p>680.7</text:p>
          </table:table-cell>
          <table:table-cell office:value-type="float" office:value="2">
            <text:p>2</text:p>
          </table:table-cell>
          <table:table-cell office:value-type="float" office:value="2457">
            <text:p>2457</text:p>
          </table:table-cell>
          <table:table-cell office:value-type="percentage" office:value="0.3257">
            <text:p>32.57%</text:p>
          </table:table-cell>
          <table:table-cell office:value-type="percentage" office:value="0.6091">
            <text:p>60.91%</text:p>
          </table:table-cell>
        </table:table-row>
        <table:table-row table:style-name="ro1">
          <table:table-cell table:style-name="ce7"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873">
            <text:p>873</text:p>
          </table:table-cell>
          <table:table-cell office:value-type="float" office:value="17">
            <text:p>17</text:p>
          </table:table-cell>
          <table:table-cell office:value-type="float" office:value="2233">
            <text:p>2233</text:p>
          </table:table-cell>
          <table:table-cell office:value-type="percentage" office:value="0.5212">
            <text:p>52.12%</text:p>
          </table:table-cell>
          <table:table-cell office:value-type="percentage" office:value="0.6587">
            <text:p>65.87%</text:p>
          </table:table-cell>
        </table:table-row>
        <table:table-row table:style-name="ro1">
          <table:table-cell table:style-name="ce7"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873.8">
            <text:p>873.8</text:p>
          </table:table-cell>
          <table:table-cell office:value-type="float" office:value="5">
            <text:p>5</text:p>
          </table:table-cell>
          <table:table-cell office:value-type="float" office:value="2089">
            <text:p>2089</text:p>
          </table:table-cell>
          <table:table-cell office:value-type="percentage" office:value="0.418">
            <text:p>41.80%</text:p>
          </table:table-cell>
          <table:table-cell office:value-type="percentage" office:value="0.5982">
            <text:p>59.82%</text:p>
          </table:table-cell>
        </table:table-row>
        <table:table-row table:style-name="ro1">
          <table:table-cell table:style-name="ce7"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877.3">
            <text:p>877.3</text:p>
          </table:table-cell>
          <table:table-cell office:value-type="float" office:value="4">
            <text:p>4</text:p>
          </table:table-cell>
          <table:table-cell office:value-type="float" office:value="2967">
            <text:p>2967</text:p>
          </table:table-cell>
          <table:table-cell office:value-type="percentage" office:value="0.444">
            <text:p>44.40%</text:p>
          </table:table-cell>
          <table:table-cell office:value-type="percentage" office:value="0.6841">
            <text:p>68.41%</text:p>
          </table:table-cell>
        </table:table-row>
        <table:table-row table:style-name="ro1">
          <table:table-cell table:style-name="ce7"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754">
            <text:p>754</text:p>
          </table:table-cell>
          <table:table-cell office:value-type="float" office:value="3">
            <text:p>3</text:p>
          </table:table-cell>
          <table:table-cell office:value-type="float" office:value="2351">
            <text:p>2351</text:p>
          </table:table-cell>
          <table:table-cell office:value-type="percentage" office:value="0.3587">
            <text:p>35.87%</text:p>
          </table:table-cell>
          <table:table-cell office:value-type="percentage" office:value="0.4991">
            <text:p>49.91%</text:p>
          </table:table-cell>
        </table:table-row>
        <table:table-row table:style-name="ro1">
          <table:table-cell table:style-name="ce7"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705.1">
            <text:p>705.1</text:p>
          </table:table-cell>
          <table:table-cell office:value-type="float" office:value="3">
            <text:p>3</text:p>
          </table:table-cell>
          <table:table-cell office:value-type="float" office:value="2472">
            <text:p>2472</text:p>
          </table:table-cell>
          <table:table-cell office:value-type="percentage" office:value="0.2885">
            <text:p>28.85%</text:p>
          </table:table-cell>
          <table:table-cell office:value-type="percentage" office:value="0.4484">
            <text:p>44.84%</text:p>
          </table:table-cell>
        </table:table-row>
        <table:table-row table:style-name="ro1">
          <table:table-cell table:style-name="ce7"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770.7">
            <text:p>770.7</text:p>
          </table:table-cell>
          <table:table-cell office:value-type="float" office:value="106">
            <text:p>106</text:p>
          </table:table-cell>
          <table:table-cell office:value-type="float" office:value="1806">
            <text:p>1806</text:p>
          </table:table-cell>
          <table:table-cell table:number-columns-repeated="2" office:value-type="percentage" office:value="0.5327">
            <text:p>53.27%</text:p>
          </table:table-cell>
        </table:table-row>
        <table:table-row table:style-name="ro1">
          <table:table-cell table:style-name="ce7"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631.8">
            <text:p>631.8</text:p>
          </table:table-cell>
          <table:table-cell office:value-type="float" office:value="98">
            <text:p>98</text:p>
          </table:table-cell>
          <table:table-cell office:value-type="float" office:value="1337">
            <text:p>1337</text:p>
          </table:table-cell>
          <table:table-cell office:value-type="percentage" office:value="0.3749">
            <text:p>37.49%</text:p>
          </table:table-cell>
          <table:table-cell office:value-type="percentage" office:value="0.3944">
            <text:p>39.44%</text:p>
          </table:table-cell>
        </table:table-row>
        <table:table-row table:style-name="ro1">
          <table:table-cell table:style-name="ce7"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643.4">
            <text:p>643.4</text:p>
          </table:table-cell>
          <table:table-cell office:value-type="float" office:value="87">
            <text:p>87</text:p>
          </table:table-cell>
          <table:table-cell office:value-type="float" office:value="2329">
            <text:p>2329</text:p>
          </table:table-cell>
          <table:table-cell office:value-type="percentage" office:value="0.2817">
            <text:p>28.17%</text:p>
          </table:table-cell>
          <table:table-cell office:value-type="percentage" office:value="0.4254">
            <text:p>42.54%</text:p>
          </table:table-cell>
        </table:table-row>
        <table:table-row table:style-name="ro1">
          <table:table-cell table:style-name="ce7"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501.7">
            <text:p>501.7</text:p>
          </table:table-cell>
          <table:table-cell office:value-type="float" office:value="8">
            <text:p>8</text:p>
          </table:table-cell>
          <table:table-cell office:value-type="float" office:value="1593">
            <text:p>1593</text:p>
          </table:table-cell>
          <table:table-cell office:value-type="percentage" office:value="0.2195">
            <text:p>21.95%</text:p>
          </table:table-cell>
          <table:table-cell office:value-type="percentage" office:value="0.3519">
            <text:p>35.19%</text:p>
          </table:table-cell>
        </table:table-row>
        <table:table-row table:style-name="ro1">
          <table:table-cell table:style-name="ce7"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596.7">
            <text:p>596.7</text:p>
          </table:table-cell>
          <table:table-cell office:value-type="float" office:value="5">
            <text:p>5</text:p>
          </table:table-cell>
          <table:table-cell office:value-type="float" office:value="2649">
            <text:p>2649</text:p>
          </table:table-cell>
          <table:table-cell office:value-type="percentage" office:value="0.1903">
            <text:p>19.03%</text:p>
          </table:table-cell>
          <table:table-cell office:value-type="percentage" office:value="0.39">
            <text:p>39.00%</text:p>
          </table:table-cell>
        </table:table-row>
        <table:table-row table:style-name="ro1">
          <table:table-cell table:style-name="ce7"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1184.2">
            <text:p>1184.2</text:p>
          </table:table-cell>
          <table:table-cell office:value-type="float" office:value="112">
            <text:p>112</text:p>
          </table:table-cell>
          <table:table-cell office:value-type="float" office:value="2411">
            <text:p>2411</text:p>
          </table:table-cell>
          <table:table-cell office:value-type="percentage" office:value="0.5289">
            <text:p>52.89%</text:p>
          </table:table-cell>
          <table:table-cell office:value-type="percentage" office:value="0.7112">
            <text:p>71.12%</text:p>
          </table:table-cell>
        </table:table-row>
        <table:table-row table:style-name="ro1">
          <table:table-cell table:style-name="ce7"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687.2">
            <text:p>687.2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percentage" office:value="0.3204">
            <text:p>32.04%</text:p>
          </table:table-cell>
          <table:table-cell office:value-type="percentage" office:value="0.4959">
            <text:p>49.59%</text:p>
          </table:table-cell>
        </table:table-row>
        <table:table-row table:style-name="ro1">
          <table:table-cell table:style-name="ce7"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636.7">
            <text:p>636.7</text:p>
          </table:table-cell>
          <table:table-cell office:value-type="float" office:value="3">
            <text:p>3</text:p>
          </table:table-cell>
          <table:table-cell office:value-type="float" office:value="2386">
            <text:p>2386</text:p>
          </table:table-cell>
          <table:table-cell office:value-type="percentage" office:value="0.3348">
            <text:p>33.48%</text:p>
          </table:table-cell>
          <table:table-cell office:value-type="percentage" office:value="0.4985">
            <text:p>49.85%</text:p>
          </table:table-cell>
        </table:table-row>
        <table:table-row table:style-name="ro1">
          <table:table-cell table:style-name="ce7"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688.5">
            <text:p>688.5</text:p>
          </table:table-cell>
          <table:table-cell office:value-type="float" office:value="2">
            <text:p>2</text:p>
          </table:table-cell>
          <table:table-cell office:value-type="float" office:value="2752">
            <text:p>2752</text:p>
          </table:table-cell>
          <table:table-cell office:value-type="percentage" office:value="0.2711">
            <text:p>27.11%</text:p>
          </table:table-cell>
          <table:table-cell office:value-type="percentage" office:value="0.533">
            <text:p>53.30%</text:p>
          </table:table-cell>
        </table:table-row>
        <table:table-row table:style-name="ro1">
          <table:table-cell table:style-name="ce7"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787.1">
            <text:p>787.1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percentage" office:value="0.3625">
            <text:p>36.25%</text:p>
          </table:table-cell>
          <table:table-cell office:value-type="percentage" office:value="0.5658">
            <text:p>56.58%</text:p>
          </table:table-cell>
        </table:table-row>
        <table:table-row table:style-name="ro1">
          <table:table-cell table:style-name="ce7"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848.5">
            <text:p>848.5</text:p>
          </table:table-cell>
          <table:table-cell office:value-type="float" office:value="5">
            <text:p>5</text:p>
          </table:table-cell>
          <table:table-cell office:value-type="float" office:value="1775">
            <text:p>1775</text:p>
          </table:table-cell>
          <table:table-cell office:value-type="percentage" office:value="0.4481">
            <text:p>44.81%</text:p>
          </table:table-cell>
          <table:table-cell office:value-type="percentage" office:value="0.5236">
            <text:p>52.36%</text:p>
          </table:table-cell>
        </table:table-row>
        <table:table-row table:style-name="ro1">
          <table:table-cell table:style-name="ce7"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587.3">
            <text:p>587.3</text:p>
          </table:table-cell>
          <table:table-cell office:value-type="float" office:value="5">
            <text:p>5</text:p>
          </table:table-cell>
          <table:table-cell office:value-type="float" office:value="2460">
            <text:p>2460</text:p>
          </table:table-cell>
          <table:table-cell office:value-type="percentage" office:value="0.2838">
            <text:p>28.38%</text:p>
          </table:table-cell>
          <table:table-cell office:value-type="percentage" office:value="0.4847">
            <text:p>48.47%</text:p>
          </table:table-cell>
        </table:table-row>
        <table:table-row table:style-name="ro1">
          <table:table-cell table:style-name="ce7"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575.6">
            <text:p>575.6</text:p>
          </table:table-cell>
          <table:table-cell office:value-type="float" office:value="2">
            <text:p>2</text:p>
          </table:table-cell>
          <table:table-cell office:value-type="float" office:value="2228">
            <text:p>2228</text:p>
          </table:table-cell>
          <table:table-cell office:value-type="percentage" office:value="0.2923">
            <text:p>29.23%</text:p>
          </table:table-cell>
          <table:table-cell office:value-type="percentage" office:value="0.531">
            <text:p>53.10%</text:p>
          </table:table-cell>
        </table:table-row>
        <table:table-row table:style-name="ro1">
          <table:table-cell table:style-name="ce7"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718.9">
            <text:p>718.9</text:p>
          </table:table-cell>
          <table:table-cell office:value-type="float" office:value="4">
            <text:p>4</text:p>
          </table:table-cell>
          <table:table-cell office:value-type="float" office:value="2876">
            <text:p>2876</text:p>
          </table:table-cell>
          <table:table-cell office:value-type="percentage" office:value="0.3047">
            <text:p>30.47%</text:p>
          </table:table-cell>
          <table:table-cell office:value-type="percentage" office:value="0.5307">
            <text:p>53.07%</text:p>
          </table:table-cell>
        </table:table-row>
        <table:table-row table:style-name="ro1">
          <table:table-cell table:style-name="ce7"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634.9">
            <text:p>634.9</text:p>
          </table:table-cell>
          <table:table-cell office:value-type="float" office:value="1">
            <text:p>1</text:p>
          </table:table-cell>
          <table:table-cell office:value-type="float" office:value="2564">
            <text:p>2564</text:p>
          </table:table-cell>
          <table:table-cell office:value-type="percentage" office:value="0.2941">
            <text:p>29.41%</text:p>
          </table:table-cell>
          <table:table-cell office:value-type="percentage" office:value="0.5257">
            <text:p>52.57%</text:p>
          </table:table-cell>
        </table:table-row>
        <table:table-row table:style-name="ro1">
          <table:table-cell table:style-name="ce7"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277.5">
            <text:p>277.5</text:p>
          </table:table-cell>
          <table:table-cell office:value-type="float" office:value="1">
            <text:p>1</text:p>
          </table:table-cell>
          <table:table-cell office:value-type="float" office:value="937">
            <text:p>937</text:p>
          </table:table-cell>
          <table:table-cell office:value-type="percentage" office:value="0.1664">
            <text:p>16.64%</text:p>
          </table:table-cell>
          <table:table-cell office:value-type="percentage" office:value="0.2764">
            <text:p>27.64%</text:p>
          </table:table-cell>
        </table:table-row>
        <table:table-row table:style-name="ro1">
          <table:table-cell table:style-name="ce7"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764.5">
            <text:p>764.5</text:p>
          </table:table-cell>
          <table:table-cell office:value-type="float" office:value="4">
            <text:p>4</text:p>
          </table:table-cell>
          <table:table-cell office:value-type="float" office:value="2243">
            <text:p>2243</text:p>
          </table:table-cell>
          <table:table-cell office:value-type="percentage" office:value="0.3354">
            <text:p>33.54%</text:p>
          </table:table-cell>
          <table:table-cell office:value-type="percentage" office:value="0.5791">
            <text:p>57.91%</text:p>
          </table:table-cell>
        </table:table-row>
        <table:table-row table:style-name="ro1">
          <table:table-cell table:style-name="ce7"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560.6">
            <text:p>560.6</text:p>
          </table:table-cell>
          <table:table-cell office:value-type="float" office:value="5">
            <text:p>5</text:p>
          </table:table-cell>
          <table:table-cell office:value-type="float" office:value="1932">
            <text:p>1932</text:p>
          </table:table-cell>
          <table:table-cell office:value-type="percentage" office:value="0.2649">
            <text:p>26.49%</text:p>
          </table:table-cell>
          <table:table-cell office:value-type="percentage" office:value="0.4555">
            <text:p>45.55%</text:p>
          </table:table-cell>
        </table:table-row>
        <table:table-row table:style-name="ro1">
          <table:table-cell table:style-name="ce7"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670.6">
            <text:p>670.6</text:p>
          </table:table-cell>
          <table:table-cell office:value-type="float" office:value="4">
            <text:p>4</text:p>
          </table:table-cell>
          <table:table-cell office:value-type="float" office:value="2128">
            <text:p>2128</text:p>
          </table:table-cell>
          <table:table-cell office:value-type="percentage" office:value="0.318">
            <text:p>31.80%</text:p>
          </table:table-cell>
          <table:table-cell office:value-type="percentage" office:value="0.4528">
            <text:p>45.28%</text:p>
          </table:table-cell>
        </table:table-row>
        <table:table-row table:style-name="ro1">
          <table:table-cell table:style-name="ce7"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572.5">
            <text:p>572.5</text:p>
          </table:table-cell>
          <table:table-cell office:value-type="float" office:value="1">
            <text:p>1</text:p>
          </table:table-cell>
          <table:table-cell office:value-type="float" office:value="2361">
            <text:p>2361</text:p>
          </table:table-cell>
          <table:table-cell office:value-type="percentage" office:value="0.2785">
            <text:p>27.85%</text:p>
          </table:table-cell>
          <table:table-cell office:value-type="percentage" office:value="0.4611">
            <text:p>46.11%</text:p>
          </table:table-cell>
        </table:table-row>
        <table:table-row table:style-name="ro1">
          <table:table-cell table:style-name="ce7"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 office:value-type="percentage" office:value="0.1236">
            <text:p>12.36%</text:p>
          </table:table-cell>
          <table:table-cell office:value-type="percentage" office:value="0.3032">
            <text:p>30.32%</text:p>
          </table:table-cell>
        </table:table-row>
        <table:table-row table:style-name="ro1">
          <table:table-cell table:style-name="ce7"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30">
            <text:p>30</text:p>
          </table:table-cell>
          <table:table-cell office:value-type="float" office:value="385.4">
            <text:p>385.4</text:p>
          </table:table-cell>
          <table:table-cell office:value-type="float" office:value="7">
            <text:p>7</text:p>
          </table:table-cell>
          <table:table-cell office:value-type="float" office:value="1885">
            <text:p>1885</text:p>
          </table:table-cell>
          <table:table-cell office:value-type="percentage" office:value="0.1375">
            <text:p>13.75%</text:p>
          </table:table-cell>
          <table:table-cell office:value-type="percentage" office:value="0.2844">
            <text:p>28.44%</text:p>
          </table:table-cell>
        </table:table-row>
        <table:table-row table:style-name="ro1">
          <table:table-cell table:style-name="ce7"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50">
            <text:p>50</text:p>
          </table:table-cell>
          <table:table-cell office:value-type="float" office:value="579.7">
            <text:p>579.7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percentage" office:value="0.2466">
            <text:p>24.66%</text:p>
          </table:table-cell>
          <table:table-cell office:value-type="percentage" office:value="0.415">
            <text:p>41.50%</text:p>
          </table:table-cell>
        </table:table-row>
        <table:table-row table:style-name="ro1">
          <table:table-cell table:style-name="ce7"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566">
            <text:p>566</text:p>
          </table:table-cell>
          <table:table-cell office:value-type="float" office:value="4">
            <text:p>4</text:p>
          </table:table-cell>
          <table:table-cell office:value-type="float" office:value="2512">
            <text:p>2512</text:p>
          </table:table-cell>
          <table:table-cell office:value-type="percentage" office:value="0.2074">
            <text:p>20.74%</text:p>
          </table:table-cell>
          <table:table-cell office:value-type="percentage" office:value="0.4693">
            <text:p>46.93%</text:p>
          </table:table-cell>
        </table:table-row>
        <table:table-row table:style-name="ro1">
          <table:table-cell table:style-name="ce7"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90">
            <text:p>90</text:p>
          </table:table-cell>
          <table:table-cell office:value-type="float" office:value="664.6">
            <text:p>664.6</text:p>
          </table:table-cell>
          <table:table-cell office:value-type="float" office:value="1">
            <text:p>1</text:p>
          </table:table-cell>
          <table:table-cell office:value-type="float" office:value="2387">
            <text:p>2387</text:p>
          </table:table-cell>
          <table:table-cell office:value-type="percentage" office:value="0.3032">
            <text:p>30.32%</text:p>
          </table:table-cell>
          <table:table-cell office:value-type="percentage" office:value="0.5094">
            <text:p>50.94%</text:p>
          </table:table-cell>
        </table:table-row>
        <table:table-row table:style-name="ro1">
          <table:table-cell table:style-name="ce7"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57.9">
            <text:p>57.9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percentage" office:value="0.3478">
            <text:p>34.78%</text:p>
          </table:table-cell>
          <table:table-cell office:value-type="percentage" office:value="0.4522">
            <text:p>45.22%</text:p>
          </table:table-cell>
        </table:table-row>
        <table:table-row table:style-name="ro1">
          <table:table-cell table:style-name="ce7"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43.6">
            <text:p>43.6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percentage" office:value="0.2522">
            <text:p>25.22%</text:p>
          </table:table-cell>
          <table:table-cell office:value-type="percentage" office:value="0.4174">
            <text:p>41.74%</text:p>
          </table:table-cell>
        </table:table-row>
        <table:table-row table:style-name="ro1">
          <table:table-cell table:style-name="ce7"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33.5">
            <text:p>33.5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percentage" office:value="0.187">
            <text:p>18.70%</text:p>
          </table:table-cell>
          <table:table-cell office:value-type="percentage" office:value="0.4043">
            <text:p>40.43%</text:p>
          </table:table-cell>
        </table:table-row>
        <table:table-row table:style-name="ro1">
          <table:table-cell table:style-name="ce7"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40.6">
            <text:p>40.6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percentage" office:value="0.2522">
            <text:p>25.22%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table:style-name="ce7"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37.8">
            <text:p>37.8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percentage" office:value="0.2261">
            <text:p>22.61%</text:p>
          </table:table-cell>
          <table:table-cell office:value-type="percentage" office:value="0.3739">
            <text:p>37.39%</text:p>
          </table:table-cell>
        </table:table-row>
        <table:table-row table:style-name="ro1">
          <table:table-cell table:style-name="ce7"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33.6">
            <text:p>33.6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percentage" office:value="0.3261">
            <text:p>32.61%</text:p>
          </table:table-cell>
          <table:table-cell office:value-type="percentage" office:value="0.4217">
            <text:p>42.17%</text:p>
          </table:table-cell>
        </table:table-row>
        <table:table-row table:style-name="ro1">
          <table:table-cell table:style-name="ce7"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42.4">
            <text:p>42.4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percentage" office:value="0.3174">
            <text:p>31.74%</text:p>
          </table:table-cell>
          <table:table-cell office:value-type="percentage" office:value="0.3652">
            <text:p>36.52%</text:p>
          </table:table-cell>
        </table:table-row>
        <table:table-row table:style-name="ro1">
          <table:table-cell table:style-name="ce7"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office:value-type="percentage" office:value="0.2522">
            <text:p>25.22%</text:p>
          </table:table-cell>
          <table:table-cell office:value-type="percentage" office:value="0.513">
            <text:p>51.30%</text:p>
          </table:table-cell>
        </table:table-row>
        <table:table-row table:style-name="ro1">
          <table:table-cell table:style-name="ce7"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41.7">
            <text:p>41.7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percentage" office:value="0.2565">
            <text:p>25.65%</text:p>
          </table:table-cell>
          <table:table-cell office:value-type="percentage" office:value="0.4522">
            <text:p>45.22%</text:p>
          </table:table-cell>
        </table:table-row>
        <table:table-row table:style-name="ro1">
          <table:table-cell table:style-name="ce7"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36.2">
            <text:p>36.2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percentage" office:value="0.1957">
            <text:p>19.57%</text:p>
          </table:table-cell>
          <table:table-cell office:value-type="percentage" office:value="0.3217">
            <text:p>32.17%</text:p>
          </table:table-cell>
        </table:table-row>
        <table:table-row table:style-name="ro1">
          <table:table-cell table:style-name="ce7"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49.6">
            <text:p>49.6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percentage" office:value="0.287">
            <text:p>28.70%</text:p>
          </table:table-cell>
          <table:table-cell office:value-type="percentage" office:value="0.4652">
            <text:p>46.52%</text:p>
          </table:table-cell>
        </table:table-row>
        <table:table-row table:style-name="ro1">
          <table:table-cell table:style-name="ce7"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38.7">
            <text:p>38.7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percentage" office:value="0.2522">
            <text:p>25.22%</text:p>
          </table:table-cell>
          <table:table-cell office:value-type="percentage" office:value="0.5261">
            <text:p>52.61%</text:p>
          </table:table-cell>
        </table:table-row>
        <table:table-row table:style-name="ro1">
          <table:table-cell table:style-name="ce7"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39.8">
            <text:p>39.8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percentage" office:value="0.2609">
            <text:p>26.09%</text:p>
          </table:table-cell>
          <table:table-cell office:value-type="percentage" office:value="0.4348">
            <text:p>43.48%</text:p>
          </table:table-cell>
        </table:table-row>
        <table:table-row table:style-name="ro1">
          <table:table-cell table:style-name="ce7"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43.1">
            <text:p>43.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percentage" office:value="0.3087">
            <text:p>30.87%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table:style-name="ce7"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percentage" office:value="0.2957">
            <text:p>29.57%</text:p>
          </table:table-cell>
          <table:table-cell office:value-type="percentage" office:value="0.4348">
            <text:p>43.48%</text:p>
          </table:table-cell>
        </table:table-row>
        <table:table-row table:style-name="ro1">
          <table:table-cell table:style-name="ce7"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11.5">
            <text:p>11.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percentage" office:value="0.0522">
            <text:p>5.22%</text:p>
          </table:table-cell>
        </table:table-row>
        <table:table-row table:style-name="ro1">
          <table:table-cell table:style-name="ce7"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38.2">
            <text:p>38.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percentage" office:value="0.2217">
            <text:p>22.17%</text:p>
          </table:table-cell>
          <table:table-cell office:value-type="percentage" office:value="0.2391">
            <text:p>23.91%</text:p>
          </table:table-cell>
        </table:table-row>
        <table:table-row table:style-name="ro1">
          <table:table-cell table:style-name="ce7"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51.9">
            <text:p>51.9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percentage" office:value="0.3565">
            <text:p>35.65%</text:p>
          </table:table-cell>
          <table:table-cell office:value-type="percentage" office:value="0.6435">
            <text:p>64.35%</text:p>
          </table:table-cell>
        </table:table-row>
        <table:table-row table:style-name="ro1">
          <table:table-cell table:style-name="ce7"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39.8">
            <text:p>39.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percentage" office:value="0.3304">
            <text:p>33.04%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table:style-name="ce7"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44.4">
            <text:p>44.4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percentage" office:value="0.2957">
            <text:p>29.57%</text:p>
          </table:table-cell>
          <table:table-cell office:value-type="percentage" office:value="0.3435">
            <text:p>34.35%</text:p>
          </table:table-cell>
        </table:table-row>
        <table:table-row table:style-name="ro1">
          <table:table-cell table:style-name="ce7"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45.4">
            <text:p>45.4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percentage" office:value="0.3348">
            <text:p>33.48%</text:p>
          </table:table-cell>
          <table:table-cell office:value-type="percentage" office:value="0.413">
            <text:p>41.30%</text:p>
          </table:table-cell>
        </table:table-row>
        <table:table-row table:style-name="ro1">
          <table:table-cell table:style-name="ce7"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34.6">
            <text:p>34.6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percentage" office:value="0.2565">
            <text:p>25.65%</text:p>
          </table:table-cell>
          <table:table-cell office:value-type="percentage" office:value="0.3478">
            <text:p>34.78%</text:p>
          </table:table-cell>
        </table:table-row>
        <table:table-row table:style-name="ro1">
          <table:table-cell table:style-name="ce7"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38.8">
            <text:p>38.8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percentage" office:value="0.2391">
            <text:p>23.91%</text:p>
          </table:table-cell>
          <table:table-cell office:value-type="percentage" office:value="0.3913">
            <text:p>39.13%</text:p>
          </table:table-cell>
        </table:table-row>
        <table:table-row table:style-name="ro1">
          <table:table-cell table:style-name="ce7"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38.1">
            <text:p>38.1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percentage" office:value="0.2522">
            <text:p>25.22%</text:p>
          </table:table-cell>
          <table:table-cell office:value-type="percentage" office:value="0.3348">
            <text:p>33.48%</text:p>
          </table:table-cell>
        </table:table-row>
        <table:table-row table:style-name="ro1">
          <table:table-cell table:style-name="ce7"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percentage" office:value="0.2217">
            <text:p>22.17%</text:p>
          </table:table-cell>
          <table:table-cell office:value-type="percentage" office:value="0.3391">
            <text:p>33.91%</text:p>
          </table:table-cell>
        </table:table-row>
        <table:table-row table:style-name="ro1">
          <table:table-cell table:style-name="ce7"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22.3">
            <text:p>22.3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percentage" office:value="0.1043">
            <text:p>10.43%</text:p>
          </table:table-cell>
          <table:table-cell office:value-type="percentage" office:value="0.3522">
            <text:p>35.22%</text:p>
          </table:table-cell>
        </table:table-row>
        <table:table-row table:style-name="ro1">
          <table:table-cell table:style-name="ce7"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37.2">
            <text:p>37.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percentage" office:value="0.287">
            <text:p>28.70%</text:p>
          </table:table-cell>
          <table:table-cell office:value-type="percentage" office:value="0.3522">
            <text:p>35.22%</text:p>
          </table:table-cell>
        </table:table-row>
        <table:table-row table:style-name="ro1">
          <table:table-cell table:style-name="ce7"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32.2">
            <text:p>32.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percentage" office:value="0.2043">
            <text:p>20.43%</text:p>
          </table:table-cell>
          <table:table-cell office:value-type="percentage" office:value="0.3217">
            <text:p>32.17%</text:p>
          </table:table-cell>
        </table:table-row>
        <table:table-row table:style-name="ro1">
          <table:table-cell table:style-name="ce7"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44.6">
            <text:p>44.6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percentage" office:value="0.3">
            <text:p>30.00%</text:p>
          </table:table-cell>
          <table:table-cell office:value-type="percentage" office:value="0.3957">
            <text:p>39.57%</text:p>
          </table:table-cell>
        </table:table-row>
        <table:table-row table:style-name="ro1">
          <table:table-cell table:style-name="ce7"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41.1">
            <text:p>41.1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percentage" office:value="0.2609">
            <text:p>26.09%</text:p>
          </table:table-cell>
          <table:table-cell office:value-type="percentage" office:value="0.387">
            <text:p>38.70%</text:p>
          </table:table-cell>
        </table:table-row>
        <table:table-row table:style-name="ro1">
          <table:table-cell table:style-name="ce7"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percentage" office:value="0.3174">
            <text:p>31.74%</text:p>
          </table:table-cell>
          <table:table-cell office:value-type="percentage" office:value="0.6739">
            <text:p>67.39%</text:p>
          </table:table-cell>
        </table:table-row>
        <table:table-row table:style-name="ro1">
          <table:table-cell table:style-name="ce7"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40.3">
            <text:p>40.3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percentage" office:value="0.2391">
            <text:p>23.91%</text:p>
          </table:table-cell>
          <table:table-cell office:value-type="percentage" office:value="0.5261">
            <text:p>52.61%</text:p>
          </table:table-cell>
        </table:table-row>
        <table:table-row table:style-name="ro1">
          <table:table-cell table:style-name="ce7"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47.3">
            <text:p>47.3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percentage" office:value="0.2783">
            <text:p>27.83%</text:p>
          </table:table-cell>
          <table:table-cell office:value-type="percentage" office:value="0.5348">
            <text:p>53.48%</text:p>
          </table:table-cell>
        </table:table-row>
        <table:table-row table:style-name="ro1">
          <table:table-cell table:style-name="ce7"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31.4">
            <text:p>31.4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percentage" office:value="0.2174">
            <text:p>21.74%</text:p>
          </table:table-cell>
          <table:table-cell office:value-type="percentage" office:value="0.3304">
            <text:p>33.04%</text:p>
          </table:table-cell>
        </table:table-row>
        <table:table-row table:style-name="ro1">
          <table:table-cell table:style-name="ce7"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46.1">
            <text:p>46.1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percentage" office:value="0.287">
            <text:p>28.70%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table:style-name="ce7"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number-columns-repeated="3" office:value-type="float" office:value="43">
            <text:p>43</text:p>
          </table:table-cell>
          <table:table-cell table:number-columns-repeated="2" office:value-type="percentage" office:value="0.187">
            <text:p>18.70%</text:p>
          </table:table-cell>
        </table:table-row>
        <table:table-row table:style-name="ro1">
          <table:table-cell table:style-name="ce7"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41.1">
            <text:p>41.1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percentage" office:value="0.3304">
            <text:p>33.04%</text:p>
          </table:table-cell>
          <table:table-cell office:value-type="percentage" office:value="0.3739">
            <text:p>37.39%</text:p>
          </table:table-cell>
        </table:table-row>
        <table:table-row table:style-name="ro1">
          <table:table-cell table:style-name="ce7"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52.7">
            <text:p>52.7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percentage" office:value="0.3957">
            <text:p>39.57%</text:p>
          </table:table-cell>
          <table:table-cell office:value-type="percentage" office:value="0.4739">
            <text:p>47.39%</text:p>
          </table:table-cell>
        </table:table-row>
        <table:table-row table:style-name="ro1">
          <table:table-cell table:style-name="ce7"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45.8">
            <text:p>45.8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percentage" office:value="0.3348">
            <text:p>33.48%</text:p>
          </table:table-cell>
          <table:table-cell office:value-type="percentage" office:value="0.4522">
            <text:p>45.22%</text:p>
          </table:table-cell>
        </table:table-row>
        <table:table-row table:style-name="ro1">
          <table:table-cell table:style-name="ce7"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55.2">
            <text:p>55.2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percentage" office:value="0.4609">
            <text:p>46.09%</text:p>
          </table:table-cell>
          <table:table-cell office:value-type="percentage" office:value="0.6087">
            <text:p>60.87%</text:p>
          </table:table-cell>
        </table:table-row>
        <table:table-row table:style-name="ro1">
          <table:table-cell table:style-name="ce7"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34.2">
            <text:p>34.2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percentage" office:value="0.2826">
            <text:p>28.26%</text:p>
          </table:table-cell>
          <table:table-cell office:value-type="percentage" office:value="0.4609">
            <text:p>46.09%</text:p>
          </table:table-cell>
        </table:table-row>
        <table:table-row table:style-name="ro1">
          <table:table-cell table:style-name="ce7"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40.8">
            <text:p>40.8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percentage" office:value="0.2957">
            <text:p>29.57%</text:p>
          </table:table-cell>
          <table:table-cell office:value-type="percentage" office:value="0.3783">
            <text:p>37.83%</text:p>
          </table:table-cell>
        </table:table-row>
        <table:table-row table:style-name="ro1">
          <table:table-cell table:style-name="ce7"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36.8">
            <text:p>36.8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percentage" office:value="0.2174">
            <text:p>21.74%</text:p>
          </table:table-cell>
          <table:table-cell office:value-type="percentage" office:value="0.4348">
            <text:p>43.48%</text:p>
          </table:table-cell>
        </table:table-row>
        <table:table-row table:style-name="ro1">
          <table:table-cell table:style-name="ce7"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40.9">
            <text:p>40.9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percentage" office:value="0.2783">
            <text:p>27.83%</text:p>
          </table:table-cell>
          <table:table-cell office:value-type="percentage" office:value="0.3783">
            <text:p>37.83%</text:p>
          </table:table-cell>
        </table:table-row>
        <table:table-row table:style-name="ro1">
          <table:table-cell table:style-name="ce7"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39.6">
            <text:p>39.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percentage" office:value="0.2652">
            <text:p>26.52%</text:p>
          </table:table-cell>
          <table:table-cell office:value-type="percentage" office:value="0.3696">
            <text:p>36.96%</text:p>
          </table:table-cell>
        </table:table-row>
        <table:table-row table:style-name="ro1">
          <table:table-cell table:style-name="ce7"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56.5">
            <text:p>56.5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percentage" office:value="0.3304">
            <text:p>33.04%</text:p>
          </table:table-cell>
          <table:table-cell office:value-type="percentage" office:value="0.4087">
            <text:p>40.87%</text:p>
          </table:table-cell>
        </table:table-row>
        <table:table-row table:style-name="ro1">
          <table:table-cell table:style-name="ce7"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29.2">
            <text:p>29.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percentage" office:value="0.1783">
            <text:p>17.83%</text:p>
          </table:table-cell>
          <table:table-cell office:value-type="percentage" office:value="0.287">
            <text:p>28.70%</text:p>
          </table:table-cell>
        </table:table-row>
        <table:table-row table:style-name="ro1">
          <table:table-cell table:style-name="ce7"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32.2">
            <text:p>32.2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percentage" office:value="0.1739">
            <text:p>17.39%</text:p>
          </table:table-cell>
          <table:table-cell office:value-type="percentage" office:value="0.3217">
            <text:p>32.17%</text:p>
          </table:table-cell>
        </table:table-row>
        <table:table-row table:style-name="ro1">
          <table:table-cell table:style-name="ce7"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27.9">
            <text:p>27.9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percentage" office:value="0.1739">
            <text:p>17.39%</text:p>
          </table:table-cell>
          <table:table-cell office:value-type="percentage" office:value="0.2739">
            <text:p>27.39%</text:p>
          </table:table-cell>
        </table:table-row>
        <table:table-row table:style-name="ro1">
          <table:table-cell table:style-name="ce7"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36.1">
            <text:p>36.1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percentage" office:value="0.2217">
            <text:p>22.17%</text:p>
          </table:table-cell>
          <table:table-cell office:value-type="percentage" office:value="0.3435">
            <text:p>34.35%</text:p>
          </table:table-cell>
        </table:table-row>
        <table:table-row table:style-name="ro1">
          <table:table-cell table:style-name="ce7"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percentage" office:value="0.287">
            <text:p>28.70%</text:p>
          </table:table-cell>
          <table:table-cell office:value-type="percentage" office:value="0.5174">
            <text:p>51.74%</text:p>
          </table:table-cell>
        </table:table-row>
        <table:table-row table:style-name="ro1">
          <table:table-cell table:style-name="ce7"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24.9">
            <text:p>24.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percentage" office:value="0.1739">
            <text:p>17.39%</text:p>
          </table:table-cell>
          <table:table-cell office:value-type="percentage" office:value="0.2261">
            <text:p>22.61%</text:p>
          </table:table-cell>
        </table:table-row>
        <table:table-row table:style-name="ro1">
          <table:table-cell table:style-name="ce7"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7.8">
            <text:p>27.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percentage" office:value="0.1478">
            <text:p>14.78%</text:p>
          </table:table-cell>
          <table:table-cell office:value-type="percentage" office:value="0.313">
            <text:p>31.30%</text:p>
          </table:table-cell>
        </table:table-row>
        <table:table-row table:style-name="ro1">
          <table:table-cell table:style-name="ce7"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34.9">
            <text:p>34.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percentage" office:value="0.2304">
            <text:p>23.04%</text:p>
          </table:table-cell>
          <table:table-cell office:value-type="percentage" office:value="0.2957">
            <text:p>29.57%</text:p>
          </table:table-cell>
        </table:table-row>
        <table:table-row table:style-name="ro1">
          <table:table-cell table:style-name="ce7"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23.9">
            <text:p>23.9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percentage" office:value="0.1348">
            <text:p>13.48%</text:p>
          </table:table-cell>
          <table:table-cell office:value-type="percentage" office:value="0.2261">
            <text:p>22.61%</text:p>
          </table:table-cell>
        </table:table-row>
        <table:table-row table:style-name="ro1">
          <table:table-cell table:style-name="ce7"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office:value-type="float" office:value="17.3">
            <text:p>17.3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percentage" office:value="0.0913">
            <text:p>9.13%</text:p>
          </table:table-cell>
          <table:table-cell office:value-type="percentage" office:value="0.2">
            <text:p>20.00%</text:p>
          </table:table-cell>
        </table:table-row>
        <table:table-row table:style-name="ro1">
          <table:table-cell table:style-name="ce7"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30">
            <text:p>30</text:p>
          </table:table-cell>
          <table:table-cell office:value-type="float" office:value="21.7">
            <text:p>21.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percentage" office:value="0.1478">
            <text:p>14.78%</text:p>
          </table:table-cell>
          <table:table-cell office:value-type="percentage" office:value="0.1826">
            <text:p>18.26%</text:p>
          </table:table-cell>
        </table:table-row>
        <table:table-row table:style-name="ro1">
          <table:table-cell table:style-name="ce7"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50">
            <text:p>50</text:p>
          </table:table-cell>
          <table:table-cell office:value-type="float" office:value="24.5">
            <text:p>24.5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percentage" office:value="0.1391">
            <text:p>13.91%</text:p>
          </table:table-cell>
          <table:table-cell office:value-type="percentage" office:value="0.2">
            <text:p>20.00%</text:p>
          </table:table-cell>
        </table:table-row>
        <table:table-row table:style-name="ro1">
          <table:table-cell table:style-name="ce7"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70">
            <text:p>70</text:p>
          </table:table-cell>
          <table:table-cell office:value-type="float" office:value="23.8">
            <text:p>23.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percentage" office:value="0.1565">
            <text:p>15.65%</text:p>
          </table:table-cell>
          <table:table-cell office:value-type="percentage" office:value="0.2478">
            <text:p>24.78%</text:p>
          </table:table-cell>
        </table:table-row>
        <table:table-row table:style-name="ro1">
          <table:table-cell table:style-name="ce7"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90">
            <text:p>90</text:p>
          </table:table-cell>
          <table:table-cell office:value-type="float" office:value="20.6">
            <text:p>20.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percentage" office:value="0.1304">
            <text:p>13.04%</text:p>
          </table:table-cell>
          <table:table-cell office:value-type="percentage" office:value="0.1957">
            <text:p>19.57%</text:p>
          </table:table-cell>
        </table:table-row>
        <table:table-row table:style-name="ro1">
          <table:table-cell table:style-name="ce7"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190.1">
            <text:p>190.1</text:p>
          </table:table-cell>
          <table:table-cell office:value-type="float" office:value="19">
            <text:p>19</text:p>
          </table:table-cell>
          <table:table-cell office:value-type="float" office:value="600">
            <text:p>600</text:p>
          </table:table-cell>
          <table:table-cell office:value-type="percentage" office:value="0.229">
            <text:p>22.90%</text:p>
          </table:table-cell>
          <table:table-cell office:value-type="percentage" office:value="0.6">
            <text:p>60.00%</text:p>
          </table:table-cell>
        </table:table-row>
        <table:table-row table:style-name="ro1">
          <table:table-cell table:style-name="ce7"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51.7">
            <text:p>151.7</text:p>
          </table:table-cell>
          <table:table-cell office:value-type="float" office:value="3">
            <text:p>3</text:p>
          </table:table-cell>
          <table:table-cell office:value-type="float" office:value="543">
            <text:p>543</text:p>
          </table:table-cell>
          <table:table-cell office:value-type="percentage" office:value="0.199">
            <text:p>19.90%</text:p>
          </table:table-cell>
          <table:table-cell office:value-type="percentage" office:value="0.286">
            <text:p>28.60%</text:p>
          </table:table-cell>
        </table:table-row>
        <table:table-row table:style-name="ro1">
          <table:table-cell table:style-name="ce7"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184.6">
            <text:p>184.6</text:p>
          </table:table-cell>
          <table:table-cell office:value-type="float" office:value="6">
            <text:p>6</text:p>
          </table:table-cell>
          <table:table-cell office:value-type="float" office:value="848">
            <text:p>848</text:p>
          </table:table-cell>
          <table:table-cell office:value-type="percentage" office:value="0.227">
            <text:p>22.70%</text:p>
          </table:table-cell>
          <table:table-cell office:value-type="percentage" office:value="0.494">
            <text:p>49.40%</text:p>
          </table:table-cell>
        </table:table-row>
        <table:table-row table:style-name="ro1">
          <table:table-cell table:style-name="ce7"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215.6">
            <text:p>215.6</text:p>
          </table:table-cell>
          <table:table-cell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percentage" office:value="0.389">
            <text:p>38.90%</text:p>
          </table:table-cell>
          <table:table-cell office:value-type="percentage" office:value="0.493">
            <text:p>49.30%</text:p>
          </table:table-cell>
        </table:table-row>
        <table:table-row table:style-name="ro1">
          <table:table-cell table:style-name="ce7"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212.6">
            <text:p>212.6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office:value-type="percentage" office:value="0.328">
            <text:p>32.80%</text:p>
          </table:table-cell>
          <table:table-cell office:value-type="percentage" office:value="0.52">
            <text:p>52.00%</text:p>
          </table:table-cell>
        </table:table-row>
        <table:table-row table:style-name="ro1">
          <table:table-cell table:style-name="ce7"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181.4">
            <text:p>181.4</text:p>
          </table:table-cell>
          <table:table-cell office:value-type="float" office:value="12">
            <text:p>12</text:p>
          </table:table-cell>
          <table:table-cell office:value-type="float" office:value="318">
            <text:p>318</text:p>
          </table:table-cell>
          <table:table-cell office:value-type="percentage" office:value="0.292">
            <text:p>29.20%</text:p>
          </table:table-cell>
          <table:table-cell office:value-type="percentage" office:value="0.318">
            <text:p>31.80%</text:p>
          </table:table-cell>
        </table:table-row>
        <table:table-row table:style-name="ro1">
          <table:table-cell table:style-name="ce7"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79.1">
            <text:p>179.1</text:p>
          </table:table-cell>
          <table:table-cell office:value-type="float" office:value="17">
            <text:p>17</text:p>
          </table:table-cell>
          <table:table-cell office:value-type="float" office:value="658">
            <text:p>658</text:p>
          </table:table-cell>
          <table:table-cell office:value-type="percentage" office:value="0.201">
            <text:p>20.10%</text:p>
          </table:table-cell>
          <table:table-cell office:value-type="percentage" office:value="0.506">
            <text:p>50.60%</text:p>
          </table:table-cell>
        </table:table-row>
        <table:table-row table:style-name="ro1">
          <table:table-cell table:style-name="ce7"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195.6">
            <text:p>195.6</text:p>
          </table:table-cell>
          <table:table-cell office:value-type="float" office:value="5">
            <text:p>5</text:p>
          </table:table-cell>
          <table:table-cell office:value-type="float" office:value="643">
            <text:p>643</text:p>
          </table:table-cell>
          <table:table-cell office:value-type="percentage" office:value="0.302">
            <text:p>30.20%</text:p>
          </table:table-cell>
          <table:table-cell office:value-type="percentage" office:value="0.393">
            <text:p>39.30%</text:p>
          </table:table-cell>
        </table:table-row>
        <table:table-row table:style-name="ro1">
          <table:table-cell table:style-name="ce7"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90.1">
            <text:p>190.1</text:p>
          </table:table-cell>
          <table:table-cell office:value-type="float" office:value="2">
            <text:p>2</text:p>
          </table:table-cell>
          <table:table-cell office:value-type="float" office:value="801">
            <text:p>801</text:p>
          </table:table-cell>
          <table:table-cell office:value-type="percentage" office:value="0.25">
            <text:p>25.00%</text:p>
          </table:table-cell>
          <table:table-cell office:value-type="percentage" office:value="0.509">
            <text:p>50.90%</text:p>
          </table:table-cell>
        </table:table-row>
        <table:table-row table:style-name="ro1">
          <table:table-cell table:style-name="ce7"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229.2">
            <text:p>229.2</text:p>
          </table:table-cell>
          <table:table-cell office:value-type="float" office:value="5">
            <text:p>5</text:p>
          </table:table-cell>
          <table:table-cell office:value-type="float" office:value="701">
            <text:p>701</text:p>
          </table:table-cell>
          <table:table-cell office:value-type="percentage" office:value="0.384">
            <text:p>38.40%</text:p>
          </table:table-cell>
          <table:table-cell office:value-type="percentage" office:value="0.542">
            <text:p>54.20%</text:p>
          </table:table-cell>
        </table:table-row>
        <table:table-row table:style-name="ro1">
          <table:table-cell table:style-name="ce7"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198.8">
            <text:p>198.8</text:p>
          </table:table-cell>
          <table:table-cell office:value-type="float" office:value="60">
            <text:p>60</text:p>
          </table:table-cell>
          <table:table-cell office:value-type="float" office:value="361">
            <text:p>361</text:p>
          </table:table-cell>
          <table:table-cell table:number-columns-repeated="2" office:value-type="percentage" office:value="0.361">
            <text:p>36.10%</text:p>
          </table:table-cell>
        </table:table-row>
        <table:table-row table:style-name="ro1">
          <table:table-cell table:style-name="ce7"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89.3">
            <text:p>189.3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percentage" office:value="0.25">
            <text:p>25.00%</text:p>
          </table:table-cell>
          <table:table-cell office:value-type="percentage" office:value="0.276">
            <text:p>27.60%</text:p>
          </table:table-cell>
        </table:table-row>
        <table:table-row table:style-name="ro1">
          <table:table-cell table:style-name="ce7"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35.8">
            <text:p>235.8</text:p>
          </table:table-cell>
          <table:table-cell office:value-type="float" office:value="14">
            <text:p>14</text:p>
          </table:table-cell>
          <table:table-cell office:value-type="float" office:value="642">
            <text:p>642</text:p>
          </table:table-cell>
          <table:table-cell office:value-type="percentage" office:value="0.313">
            <text:p>31.30%</text:p>
          </table:table-cell>
          <table:table-cell office:value-type="percentage" office:value="0.444">
            <text:p>44.40%</text:p>
          </table:table-cell>
        </table:table-row>
        <table:table-row table:style-name="ro1">
          <table:table-cell table:style-name="ce7"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95.4">
            <text:p>195.4</text:p>
          </table:table-cell>
          <table:table-cell office:value-type="float" office:value="5">
            <text:p>5</text:p>
          </table:table-cell>
          <table:table-cell office:value-type="float" office:value="713">
            <text:p>713</text:p>
          </table:table-cell>
          <table:table-cell office:value-type="percentage" office:value="0.367">
            <text:p>36.70%</text:p>
          </table:table-cell>
          <table:table-cell office:value-type="percentage" office:value="0.443">
            <text:p>44.30%</text:p>
          </table:table-cell>
        </table:table-row>
        <table:table-row table:style-name="ro1">
          <table:table-cell table:style-name="ce7"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199.9">
            <text:p>199.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percentage" office:value="0.284">
            <text:p>28.40%</text:p>
          </table:table-cell>
          <table:table-cell office:value-type="percentage" office:value="0.473">
            <text:p>47.30%</text:p>
          </table:table-cell>
        </table:table-row>
        <table:table-row table:style-name="ro1">
          <table:table-cell table:style-name="ce7"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table:number-columns-repeated="3" office:value-type="float" office:value="290">
            <text:p>290</text:p>
          </table:table-cell>
          <table:table-cell table:number-columns-repeated="2" office:value-type="percentage" office:value="0.29">
            <text:p>29.00%</text:p>
          </table:table-cell>
        </table:table-row>
        <table:table-row table:style-name="ro1">
          <table:table-cell table:style-name="ce7"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236.1">
            <text:p>236.1</text:p>
          </table:table-cell>
          <table:table-cell office:value-type="float" office:value="51">
            <text:p>51</text:p>
          </table:table-cell>
          <table:table-cell office:value-type="float" office:value="501">
            <text:p>501</text:p>
          </table:table-cell>
          <table:table-cell office:value-type="percentage" office:value="0.382">
            <text:p>38.20%</text:p>
          </table:table-cell>
          <table:table-cell office:value-type="percentage" office:value="0.501">
            <text:p>50.10%</text:p>
          </table:table-cell>
        </table:table-row>
        <table:table-row table:style-name="ro1">
          <table:table-cell table:style-name="ce7"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190.2">
            <text:p>190.2</text:p>
          </table:table-cell>
          <table:table-cell office:value-type="float" office:value="14">
            <text:p>14</text:p>
          </table:table-cell>
          <table:table-cell office:value-type="float" office:value="575">
            <text:p>575</text:p>
          </table:table-cell>
          <table:table-cell office:value-type="percentage" office:value="0.251">
            <text:p>25.10%</text:p>
          </table:table-cell>
          <table:table-cell office:value-type="percentage" office:value="0.406">
            <text:p>40.60%</text:p>
          </table:table-cell>
        </table:table-row>
        <table:table-row table:style-name="ro1">
          <table:table-cell table:style-name="ce7"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219.8">
            <text:p>219.8</text:p>
          </table:table-cell>
          <table:table-cell office:value-type="float" office:value="11">
            <text:p>11</text:p>
          </table:table-cell>
          <table:table-cell office:value-type="float" office:value="653">
            <text:p>653</text:p>
          </table:table-cell>
          <table:table-cell office:value-type="percentage" office:value="0.342">
            <text:p>34.20%</text:p>
          </table:table-cell>
          <table:table-cell office:value-type="percentage" office:value="0.484">
            <text:p>48.40%</text:p>
          </table:table-cell>
        </table:table-row>
        <table:table-row table:style-name="ro1">
          <table:table-cell table:style-name="ce7"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219.3">
            <text:p>219.3</text:p>
          </table:table-cell>
          <table:table-cell office:value-type="float" office:value="16">
            <text:p>16</text:p>
          </table:table-cell>
          <table:table-cell office:value-type="float" office:value="695">
            <text:p>695</text:p>
          </table:table-cell>
          <table:table-cell office:value-type="percentage" office:value="0.273">
            <text:p>27.30%</text:p>
          </table:table-cell>
          <table:table-cell office:value-type="percentage" office:value="0.592">
            <text:p>59.20%</text:p>
          </table:table-cell>
        </table:table-row>
        <table:table-row table:style-name="ro1">
          <table:table-cell table:style-name="ce7"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273.8">
            <text:p>273.8</text:p>
          </table:table-cell>
          <table:table-cell office:value-type="float" office:value="27">
            <text:p>27</text:p>
          </table:table-cell>
          <table:table-cell office:value-type="float" office:value="655">
            <text:p>655</text:p>
          </table:table-cell>
          <table:table-cell office:value-type="percentage" office:value="0.592">
            <text:p>59.20%</text:p>
          </table:table-cell>
          <table:table-cell office:value-type="percentage" office:value="0.655">
            <text:p>65.50%</text:p>
          </table:table-cell>
        </table:table-row>
        <table:table-row table:style-name="ro1">
          <table:table-cell table:style-name="ce7"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73.6">
            <text:p>173.6</text:p>
          </table:table-cell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percentage" office:value="0.306">
            <text:p>30.60%</text:p>
          </table:table-cell>
          <table:table-cell office:value-type="percentage" office:value="0.423">
            <text:p>42.30%</text:p>
          </table:table-cell>
        </table:table-row>
        <table:table-row table:style-name="ro1">
          <table:table-cell table:style-name="ce7"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197.2">
            <text:p>197.2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percentage" office:value="0.276">
            <text:p>27.60%</text:p>
          </table:table-cell>
          <table:table-cell office:value-type="percentage" office:value="0.478">
            <text:p>47.80%</text:p>
          </table:table-cell>
        </table:table-row>
        <table:table-row table:style-name="ro1">
          <table:table-cell table:style-name="ce7"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75.2">
            <text:p>175.2</text:p>
          </table:table-cell>
          <table:table-cell office:value-type="float" office:value="4">
            <text:p>4</text:p>
          </table:table-cell>
          <table:table-cell office:value-type="float" office:value="590">
            <text:p>590</text:p>
          </table:table-cell>
          <table:table-cell office:value-type="percentage" office:value="0.289">
            <text:p>28.90%</text:p>
          </table:table-cell>
          <table:table-cell office:value-type="percentage" office:value="0.472">
            <text:p>47.20%</text:p>
          </table:table-cell>
        </table:table-row>
        <table:table-row table:style-name="ro1">
          <table:table-cell table:style-name="ce7"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203.6">
            <text:p>203.6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percentage" office:value="0.288">
            <text:p>28.80%</text:p>
          </table:table-cell>
          <table:table-cell office:value-type="percentage" office:value="0.533">
            <text:p>53.30%</text:p>
          </table:table-cell>
        </table:table-row>
        <table:table-row table:style-name="ro1">
          <table:table-cell table:style-name="ce7"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178.6">
            <text:p>178.6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percentage" office:value="0.391">
            <text:p>39.10%</text:p>
          </table:table-cell>
          <table:table-cell office:value-type="percentage" office:value="0.493">
            <text:p>49.30%</text:p>
          </table:table-cell>
        </table:table-row>
        <table:table-row table:style-name="ro1">
          <table:table-cell table:style-name="ce7"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582">
            <text:p>582</text:p>
          </table:table-cell>
          <table:table-cell office:value-type="percentage" office:value="0.164">
            <text:p>16.40%</text:p>
          </table:table-cell>
          <table:table-cell office:value-type="percentage" office:value="0.377">
            <text:p>37.70%</text:p>
          </table:table-cell>
        </table:table-row>
        <table:table-row table:style-name="ro1">
          <table:table-cell table:style-name="ce7"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146.2">
            <text:p>146.2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percentage" office:value="0.218">
            <text:p>21.80%</text:p>
          </table:table-cell>
          <table:table-cell office:value-type="percentage" office:value="0.411">
            <text:p>41.10%</text:p>
          </table:table-cell>
        </table:table-row>
        <table:table-row table:style-name="ro1">
          <table:table-cell table:style-name="ce7"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45.1">
            <text:p>145.1</text:p>
          </table:table-cell>
          <table:table-cell office:value-type="float" office:value="5">
            <text:p>5</text:p>
          </table:table-cell>
          <table:table-cell office:value-type="float" office:value="634">
            <text:p>634</text:p>
          </table:table-cell>
          <table:table-cell office:value-type="percentage" office:value="0.173">
            <text:p>17.30%</text:p>
          </table:table-cell>
          <table:table-cell office:value-type="percentage" office:value="0.315">
            <text:p>31.50%</text:p>
          </table:table-cell>
        </table:table-row>
        <table:table-row table:style-name="ro1">
          <table:table-cell table:style-name="ce7"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165.1">
            <text:p>165.1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office:value-type="percentage" office:value="0.254">
            <text:p>25.40%</text:p>
          </table:table-cell>
          <table:table-cell office:value-type="percentage" office:value="0.421">
            <text:p>42.10%</text:p>
          </table:table-cell>
        </table:table-row>
        <table:table-row table:style-name="ro1">
          <table:table-cell table:style-name="ce7"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34.7">
            <text:p>34.7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2" office:value-type="percentage" office:value="0.091">
            <text:p>9.10%</text:p>
          </table:table-cell>
        </table:table-row>
        <table:table-row table:style-name="ro1">
          <table:table-cell table:style-name="ce7"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86.8">
            <text:p>86.8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office:value-type="percentage" office:value="0.129">
            <text:p>12.90%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table:style-name="ce7"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12.6">
            <text:p>212.6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percentage" office:value="0.322">
            <text:p>32.20%</text:p>
          </table:table-cell>
          <table:table-cell office:value-type="percentage" office:value="0.515">
            <text:p>51.50%</text:p>
          </table:table-cell>
        </table:table-row>
        <table:table-row table:style-name="ro1">
          <table:table-cell table:style-name="ce7"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98.9">
            <text:p>198.9</text:p>
          </table:table-cell>
          <table:table-cell office:value-type="float" office:value="9">
            <text:p>9</text:p>
          </table:table-cell>
          <table:table-cell office:value-type="float" office:value="694">
            <text:p>694</text:p>
          </table:table-cell>
          <table:table-cell office:value-type="percentage" office:value="0.262">
            <text:p>26.20%</text:p>
          </table:table-cell>
          <table:table-cell office:value-type="percentage" office:value="0.5">
            <text:p>50.00%</text:p>
          </table:table-cell>
        </table:table-row>
        <table:table-row table:style-name="ro1">
          <table:table-cell table:style-name="ce7"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159.2">
            <text:p>159.2</text:p>
          </table:table-cell>
          <table:table-cell office:value-type="float" office:value="7">
            <text:p>7</text:p>
          </table:table-cell>
          <table:table-cell office:value-type="float" office:value="721">
            <text:p>721</text:p>
          </table:table-cell>
          <table:table-cell office:value-type="percentage" office:value="0.253">
            <text:p>25.30%</text:p>
          </table:table-cell>
          <table:table-cell office:value-type="percentage" office:value="0.367">
            <text:p>36.70%</text:p>
          </table:table-cell>
        </table:table-row>
        <table:table-row table:style-name="ro1">
          <table:table-cell table:style-name="ce7"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296.7">
            <text:p>296.7</text:p>
          </table:table-cell>
          <table:table-cell office:value-type="float" office:value="7">
            <text:p>7</text:p>
          </table:table-cell>
          <table:table-cell office:value-type="float" office:value="675">
            <text:p>675</text:p>
          </table:table-cell>
          <table:table-cell table:number-columns-repeated="2" office:value-type="percentage" office:value="0.675">
            <text:p>67.50%</text:p>
          </table:table-cell>
        </table:table-row>
        <table:table-row table:style-name="ro1">
          <table:table-cell table:style-name="ce7"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09.7">
            <text:p>109.7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percentage" office:value="0.138">
            <text:p>13.80%</text:p>
          </table:table-cell>
          <table:table-cell office:value-type="percentage" office:value="0.189">
            <text:p>18.90%</text:p>
          </table:table-cell>
        </table:table-row>
        <table:table-row table:style-name="ro1">
          <table:table-cell table:style-name="ce7"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226.3">
            <text:p>226.3</text:p>
          </table:table-cell>
          <table:table-cell office:value-type="float" office:value="20">
            <text:p>20</text:p>
          </table:table-cell>
          <table:table-cell office:value-type="float" office:value="490">
            <text:p>490</text:p>
          </table:table-cell>
          <table:table-cell office:value-type="percentage" office:value="0.334">
            <text:p>33.40%</text:p>
          </table:table-cell>
          <table:table-cell office:value-type="percentage" office:value="0.485">
            <text:p>48.50%</text:p>
          </table:table-cell>
        </table:table-row>
        <table:table-row table:style-name="ro1">
          <table:table-cell table:style-name="ce7"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49.2">
            <text:p>149.2</text:p>
          </table:table-cell>
          <table:table-cell office:value-type="float" office:value="6">
            <text:p>6</text:p>
          </table:table-cell>
          <table:table-cell office:value-type="float" office:value="498">
            <text:p>498</text:p>
          </table:table-cell>
          <table:table-cell office:value-type="percentage" office:value="0.192">
            <text:p>19.20%</text:p>
          </table:table-cell>
          <table:table-cell office:value-type="percentage" office:value="0.458">
            <text:p>45.80%</text:p>
          </table:table-cell>
        </table:table-row>
        <table:table-row table:style-name="ro1">
          <table:table-cell table:style-name="ce7"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188.6">
            <text:p>188.6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percentage" office:value="0.256">
            <text:p>25.60%</text:p>
          </table:table-cell>
          <table:table-cell office:value-type="percentage" office:value="0.458">
            <text:p>45.80%</text:p>
          </table:table-cell>
        </table:table-row>
        <table:table-row table:style-name="ro1">
          <table:table-cell table:style-name="ce7"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108.1">
            <text:p>108.1</text:p>
          </table:table-cell>
          <table:table-cell office:value-type="float" office:value="8">
            <text:p>8</text:p>
          </table:table-cell>
          <table:table-cell office:value-type="float" office:value="397">
            <text:p>397</text:p>
          </table:table-cell>
          <table:table-cell office:value-type="percentage" office:value="0.137">
            <text:p>13.70%</text:p>
          </table:table-cell>
          <table:table-cell office:value-type="percentage" office:value="0.397">
            <text:p>39.70%</text:p>
          </table:table-cell>
        </table:table-row>
        <table:table-row table:style-name="ro1">
          <table:table-cell table:style-name="ce7"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36.4">
            <text:p>136.4</text:p>
          </table:table-cell>
          <table:table-cell office:value-type="float" office:value="3">
            <text:p>3</text:p>
          </table:table-cell>
          <table:table-cell office:value-type="float" office:value="607">
            <text:p>607</text:p>
          </table:table-cell>
          <table:table-cell office:value-type="percentage" office:value="0.189">
            <text:p>18.90%</text:p>
          </table:table-cell>
          <table:table-cell office:value-type="percentage" office:value="0.414">
            <text:p>41.40%</text:p>
          </table:table-cell>
        </table:table-row>
        <table:table-row table:style-name="ro1">
          <table:table-cell table:style-name="ce7"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142.5">
            <text:p>142.5</text:p>
          </table:table-cell>
          <table:table-cell office:value-type="float" office:value="4">
            <text:p>4</text:p>
          </table:table-cell>
          <table:table-cell office:value-type="float" office:value="597">
            <text:p>597</text:p>
          </table:table-cell>
          <table:table-cell office:value-type="percentage" office:value="0.209">
            <text:p>20.90%</text:p>
          </table:table-cell>
          <table:table-cell office:value-type="percentage" office:value="0.455">
            <text:p>45.50%</text:p>
          </table:table-cell>
        </table:table-row>
        <table:table-row table:style-name="ro1">
          <table:table-cell table:style-name="ce7"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30.6">
            <text:p>130.6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percentage" office:value="0.191">
            <text:p>19.10%</text:p>
          </table:table-cell>
          <table:table-cell office:value-type="percentage" office:value="0.304">
            <text:p>30.40%</text:p>
          </table:table-cell>
        </table:table-row>
        <table:table-row table:style-name="ro1">
          <table:table-cell table:style-name="ce7"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136.3">
            <text:p>136.3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percentage" office:value="0.217">
            <text:p>21.70%</text:p>
          </table:table-cell>
          <table:table-cell office:value-type="percentage" office:value="0.299">
            <text:p>29.90%</text:p>
          </table:table-cell>
        </table:table-row>
        <table:table-row table:style-name="ro1">
          <table:table-cell table:style-name="ce7"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116.4">
            <text:p>116.4</text:p>
          </table:table-cell>
          <table:table-cell office:value-type="float" office:value="4">
            <text:p>4</text:p>
          </table:table-cell>
          <table:table-cell office:value-type="float" office:value="462">
            <text:p>462</text:p>
          </table:table-cell>
          <table:table-cell office:value-type="percentage" office:value="0.17">
            <text:p>17.00%</text:p>
          </table:table-cell>
          <table:table-cell office:value-type="percentage" office:value="0.462">
            <text:p>46.20%</text:p>
          </table:table-cell>
        </table:table-row>
        <table:table-row table:style-name="ro1">
          <table:table-cell table:style-name="ce7"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27.5">
            <text:p>127.5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percentage" office:value="0.237">
            <text:p>23.70%</text:p>
          </table:table-cell>
          <table:table-cell office:value-type="percentage" office:value="0.323">
            <text:p>32.30%</text:p>
          </table:table-cell>
        </table:table-row>
        <table:table-row table:style-name="ro1">
          <table:table-cell table:style-name="ce7"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138.6">
            <text:p>138.6</text:p>
          </table:table-cell>
          <table:table-cell office:value-type="float" office:value="3">
            <text:p>3</text:p>
          </table:table-cell>
          <table:table-cell office:value-type="float" office:value="671">
            <text:p>671</text:p>
          </table:table-cell>
          <table:table-cell office:value-type="percentage" office:value="0.164">
            <text:p>16.40%</text:p>
          </table:table-cell>
          <table:table-cell office:value-type="percentage" office:value="0.426">
            <text:p>42.60%</text:p>
          </table:table-cell>
        </table:table-row>
        <table:table-row table:style-name="ro1">
          <table:table-cell table:style-name="ce7"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134.3">
            <text:p>134.3</text:p>
          </table:table-cell>
          <table:table-cell office:value-type="float" office:value="3">
            <text:p>3</text:p>
          </table:table-cell>
          <table:table-cell office:value-type="float" office:value="757">
            <text:p>757</text:p>
          </table:table-cell>
          <table:table-cell office:value-type="percentage" office:value="0.193">
            <text:p>19.30%</text:p>
          </table:table-cell>
          <table:table-cell office:value-type="percentage" office:value="0.277">
            <text:p>27.70%</text:p>
          </table:table-cell>
        </table:table-row>
        <table:table-row table:style-name="ro1">
          <table:table-cell table:style-name="ce7"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175.9">
            <text:p>175.9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percentage" office:value="0.255">
            <text:p>25.50%</text:p>
          </table:table-cell>
          <table:table-cell office:value-type="percentage" office:value="0.431">
            <text:p>43.10%</text:p>
          </table:table-cell>
        </table:table-row>
        <table:table-row table:style-name="ro1">
          <table:table-cell table:style-name="ce7"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">
            <text:p>10</text:p>
          </table:table-cell>
          <table:table-cell office:value-type="float" office:value="195.5">
            <text:p>195.5</text:p>
          </table:table-cell>
          <table:table-cell office:value-type="float" office:value="20">
            <text:p>20</text:p>
          </table:table-cell>
          <table:table-cell office:value-type="float" office:value="415">
            <text:p>415</text:p>
          </table:table-cell>
          <table:table-cell office:value-type="percentage" office:value="0.304">
            <text:p>30.40%</text:p>
          </table:table-cell>
          <table:table-cell office:value-type="percentage" office:value="0.415">
            <text:p>41.50%</text:p>
          </table:table-cell>
        </table:table-row>
        <table:table-row table:style-name="ro1">
          <table:table-cell table:style-name="ce7"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30">
            <text:p>30</text:p>
          </table:table-cell>
          <table:table-cell office:value-type="float" office:value="133.9">
            <text:p>133.9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percentage" office:value="0.222">
            <text:p>22.20%</text:p>
          </table:table-cell>
          <table:table-cell office:value-type="percentage" office:value="0.359">
            <text:p>35.90%</text:p>
          </table:table-cell>
        </table:table-row>
        <table:table-row table:style-name="ro1">
          <table:table-cell table:style-name="ce7"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50">
            <text:p>50</text:p>
          </table:table-cell>
          <table:table-cell office:value-type="float" office:value="90.7">
            <text:p>90.7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percentage" office:value="0.123">
            <text:p>12.30%</text:p>
          </table:table-cell>
          <table:table-cell office:value-type="percentage" office:value="0.297">
            <text:p>29.70%</text:p>
          </table:table-cell>
        </table:table-row>
        <table:table-row table:style-name="ro1">
          <table:table-cell table:style-name="ce7"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70">
            <text:p>70</text:p>
          </table:table-cell>
          <table:table-cell office:value-type="float" office:value="98.4">
            <text:p>98.4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percentage" office:value="0.172">
            <text:p>17.20%</text:p>
          </table:table-cell>
          <table:table-cell office:value-type="percentage" office:value="0.235">
            <text:p>23.50%</text:p>
          </table:table-cell>
        </table:table-row>
        <table:table-row table:style-name="ro1">
          <table:table-cell table:style-name="ce7"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90">
            <text:p>90</text:p>
          </table:table-cell>
          <table:table-cell office:value-type="float" office:value="120.6">
            <text:p>120.6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 office:value-type="percentage" office:value="0.218">
            <text:p>21.80%</text:p>
          </table:table-cell>
          <table:table-cell office:value-type="percentage" office:value="0.316">
            <text:p>31.60%</text:p>
          </table:table-cell>
        </table:table-row>
        <table:table-row table:style-name="ro1">
          <table:table-cell table:style-name="ce7"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44.9">
            <text:p>44.9</text:p>
          </table:table-cell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office:value-type="percentage" office:value="0.2833">
            <text:p>28.33%</text:p>
          </table:table-cell>
          <table:table-cell office:value-type="percentage" office:value="0.55">
            <text:p>55.00%</text:p>
          </table:table-cell>
        </table:table-row>
        <table:table-row table:style-name="ro1">
          <table:table-cell table:style-name="ce7"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36.6">
            <text:p>36.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percentage" office:value="0.2375">
            <text:p>23.75%</text:p>
          </table:table-cell>
          <table:table-cell office:value-type="percentage" office:value="0.3792">
            <text:p>37.92%</text:p>
          </table:table-cell>
        </table:table-row>
        <table:table-row table:style-name="ro1">
          <table:table-cell table:style-name="ce7"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35.4">
            <text:p>35.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percentage" office:value="0.1875">
            <text:p>18.75%</text:p>
          </table:table-cell>
          <table:table-cell office:value-type="percentage" office:value="0.3208">
            <text:p>32.08%</text:p>
          </table:table-cell>
        </table:table-row>
        <table:table-row table:style-name="ro1">
          <table:table-cell table:style-name="ce7"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40.4">
            <text:p>40.4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percentage" office:value="0.2583">
            <text:p>25.83%</text:p>
          </table:table-cell>
          <table:table-cell office:value-type="percentage" office:value="0.3708">
            <text:p>37.08%</text:p>
          </table:table-cell>
        </table:table-row>
        <table:table-row table:style-name="ro1">
          <table:table-cell table:style-name="ce7"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37.4">
            <text:p>37.4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percentage" office:value="0.2333">
            <text:p>23.33%</text:p>
          </table:table-cell>
          <table:table-cell office:value-type="percentage" office:value="0.3583">
            <text:p>35.83%</text:p>
          </table:table-cell>
        </table:table-row>
        <table:table-row table:style-name="ro1">
          <table:table-cell table:style-name="ce7"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percentage" office:value="0.2208">
            <text:p>22.08%</text:p>
          </table:table-cell>
          <table:table-cell office:value-type="percentage" office:value="0.25">
            <text:p>25.00%</text:p>
          </table:table-cell>
        </table:table-row>
        <table:table-row table:style-name="ro1">
          <table:table-cell table:style-name="ce7"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34.2">
            <text:p>34.2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percentage" office:value="0.1833">
            <text:p>18.33%</text:p>
          </table:table-cell>
          <table:table-cell office:value-type="percentage" office:value="0.3375">
            <text:p>33.75%</text:p>
          </table:table-cell>
        </table:table-row>
        <table:table-row table:style-name="ro1">
          <table:table-cell table:style-name="ce7"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45.2">
            <text:p>45.2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percentage" office:value="0.2292">
            <text:p>22.92%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table:style-name="ce7"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31.3">
            <text:p>31.3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percentage" office:value="0.1958">
            <text:p>19.58%</text:p>
          </table:table-cell>
          <table:table-cell office:value-type="percentage" office:value="0.2583">
            <text:p>25.83%</text:p>
          </table:table-cell>
        </table:table-row>
        <table:table-row table:style-name="ro1">
          <table:table-cell table:style-name="ce7"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34.1">
            <text:p>34.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percentage" office:value="0.2292">
            <text:p>22.92%</text:p>
          </table:table-cell>
          <table:table-cell office:value-type="percentage" office:value="0.3125">
            <text:p>31.25%</text:p>
          </table:table-cell>
        </table:table-row>
        <table:table-row table:style-name="ro1">
          <table:table-cell table:style-name="ce7"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52.2">
            <text:p>52.2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percentage" office:value="0.3292">
            <text:p>32.92%</text:p>
          </table:table-cell>
          <table:table-cell office:value-type="percentage" office:value="0.5708">
            <text:p>57.08%</text:p>
          </table:table-cell>
        </table:table-row>
        <table:table-row table:style-name="ro1">
          <table:table-cell table:style-name="ce7"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42.5">
            <text:p>42.5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office:value-type="percentage" office:value="0.3125">
            <text:p>31.25%</text:p>
          </table:table-cell>
          <table:table-cell office:value-type="percentage" office:value="0.3292">
            <text:p>32.92%</text:p>
          </table:table-cell>
        </table:table-row>
        <table:table-row table:style-name="ro1">
          <table:table-cell table:style-name="ce7"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43.6">
            <text:p>43.6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percentage" office:value="0.3125">
            <text:p>31.25%</text:p>
          </table:table-cell>
          <table:table-cell office:value-type="percentage" office:value="0.425">
            <text:p>42.50%</text:p>
          </table:table-cell>
        </table:table-row>
        <table:table-row table:style-name="ro1">
          <table:table-cell table:style-name="ce7"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36.8">
            <text:p>36.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percentage" office:value="0.1958">
            <text:p>19.58%</text:p>
          </table:table-cell>
          <table:table-cell office:value-type="percentage" office:value="0.35">
            <text:p>35.00%</text:p>
          </table:table-cell>
        </table:table-row>
        <table:table-row table:style-name="ro1">
          <table:table-cell table:style-name="ce7"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percentage" office:value="0.2208">
            <text:p>22.08%</text:p>
          </table:table-cell>
          <table:table-cell office:value-type="percentage" office:value="0.4042">
            <text:p>40.42%</text:p>
          </table:table-cell>
        </table:table-row>
        <table:table-row table:style-name="ro1">
          <table:table-cell table:style-name="ce7"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38.3">
            <text:p>38.3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percentage" office:value="0.25">
            <text:p>25.00%</text:p>
          </table:table-cell>
          <table:table-cell office:value-type="percentage" office:value="0.2667">
            <text:p>26.67%</text:p>
          </table:table-cell>
        </table:table-row>
        <table:table-row table:style-name="ro1">
          <table:table-cell table:style-name="ce7"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32.9">
            <text:p>32.9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percentage" office:value="0.225">
            <text:p>22.50%</text:p>
          </table:table-cell>
          <table:table-cell office:value-type="percentage" office:value="0.3333">
            <text:p>33.33%</text:p>
          </table:table-cell>
        </table:table-row>
        <table:table-row table:style-name="ro1">
          <table:table-cell table:style-name="ce7"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48.9">
            <text:p>48.9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percentage" office:value="0.3542">
            <text:p>35.42%</text:p>
          </table:table-cell>
          <table:table-cell office:value-type="percentage" office:value="0.45">
            <text:p>45.00%</text:p>
          </table:table-cell>
        </table:table-row>
        <table:table-row table:style-name="ro1">
          <table:table-cell table:style-name="ce7"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44.4">
            <text:p>44.4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percentage" office:value="0.2583">
            <text:p>25.83%</text:p>
          </table:table-cell>
          <table:table-cell office:value-type="percentage" office:value="0.4417">
            <text:p>44.17%</text:p>
          </table:table-cell>
        </table:table-row>
        <table:table-row table:style-name="ro1">
          <table:table-cell table:style-name="ce7"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43.2">
            <text:p>43.2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percentage" office:value="0.2917">
            <text:p>29.17%</text:p>
          </table:table-cell>
          <table:table-cell office:value-type="percentage" office:value="0.3542">
            <text:p>35.42%</text:p>
          </table:table-cell>
        </table:table-row>
        <table:table-row table:style-name="ro1">
          <table:table-cell table:style-name="ce7"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22.8">
            <text:p>22.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percentage" office:value="0.1417">
            <text:p>14.17%</text:p>
          </table:table-cell>
          <table:table-cell office:value-type="percentage" office:value="0.2625">
            <text:p>26.25%</text:p>
          </table:table-cell>
        </table:table-row>
        <table:table-row table:style-name="ro1">
          <table:table-cell table:style-name="ce7"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35.6">
            <text:p>35.6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percentage" office:value="0.1917">
            <text:p>19.17%</text:p>
          </table:table-cell>
          <table:table-cell office:value-type="percentage" office:value="0.3333">
            <text:p>33.33%</text:p>
          </table:table-cell>
        </table:table-row>
        <table:table-row table:style-name="ro1">
          <table:table-cell table:style-name="ce7"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36.8">
            <text:p>36.8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percentage" office:value="0.2083">
            <text:p>20.83%</text:p>
          </table:table-cell>
          <table:table-cell office:value-type="percentage" office:value="0.3">
            <text:p>30.00%</text:p>
          </table:table-cell>
        </table:table-row>
        <table:table-row table:style-name="ro1">
          <table:table-cell table:style-name="ce7"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31.9">
            <text:p>31.9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percentage" office:value="0.1833">
            <text:p>18.33%</text:p>
          </table:table-cell>
          <table:table-cell office:value-type="percentage" office:value="0.2792">
            <text:p>27.92%</text:p>
          </table:table-cell>
        </table:table-row>
        <table:table-row table:style-name="ro1">
          <table:table-cell table:style-name="ce7"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35.2">
            <text:p>35.2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percentage" office:value="0.1875">
            <text:p>18.75%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table:style-name="ce7"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46.5">
            <text:p>46.5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percentage" office:value="0.2917">
            <text:p>29.17%</text:p>
          </table:table-cell>
          <table:table-cell office:value-type="percentage" office:value="0.4292">
            <text:p>42.92%</text:p>
          </table:table-cell>
        </table:table-row>
        <table:table-row table:style-name="ro1">
          <table:table-cell table:style-name="ce7"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29.2">
            <text:p>29.2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percentage" office:value="0.1542">
            <text:p>15.42%</text:p>
          </table:table-cell>
          <table:table-cell office:value-type="percentage" office:value="0.3">
            <text:p>30.00%</text:p>
          </table:table-cell>
        </table:table-row>
        <table:table-row table:style-name="ro1">
          <table:table-cell table:style-name="ce7"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43.1">
            <text:p>43.1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percentage" office:value="0.3042">
            <text:p>30.42%</text:p>
          </table:table-cell>
          <table:table-cell office:value-type="percentage" office:value="0.3917">
            <text:p>39.17%</text:p>
          </table:table-cell>
        </table:table-row>
        <table:table-row table:style-name="ro1">
          <table:table-cell table:style-name="ce7"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38.3">
            <text:p>38.3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percentage" office:value="0.225">
            <text:p>22.50%</text:p>
          </table:table-cell>
          <table:table-cell office:value-type="percentage" office:value="0.3458">
            <text:p>34.58%</text:p>
          </table:table-cell>
        </table:table-row>
        <table:table-row table:style-name="ro1">
          <table:table-cell table:style-name="ce7"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36.4">
            <text:p>36.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percentage" office:value="0.2167">
            <text:p>21.67%</text:p>
          </table:table-cell>
          <table:table-cell office:value-type="percentage" office:value="0.3083">
            <text:p>30.83%</text:p>
          </table:table-cell>
        </table:table-row>
        <table:table-row table:style-name="ro1">
          <table:table-cell table:style-name="ce7"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28.6">
            <text:p>28.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percentage" office:value="0.1625">
            <text:p>16.25%</text:p>
          </table:table-cell>
          <table:table-cell office:value-type="percentage" office:value="0.2333">
            <text:p>23.33%</text:p>
          </table:table-cell>
        </table:table-row>
        <table:table-row table:style-name="ro1">
          <table:table-cell table:style-name="ce7"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27.4">
            <text:p>27.4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percentage" office:value="0.15">
            <text:p>15.00%</text:p>
          </table:table-cell>
          <table:table-cell office:value-type="percentage" office:value="0.1833">
            <text:p>18.33%</text:p>
          </table:table-cell>
        </table:table-row>
        <table:table-row table:style-name="ro1">
          <table:table-cell table:style-name="ce7"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31.3">
            <text:p>31.3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percentage" office:value="0.1875">
            <text:p>18.75%</text:p>
          </table:table-cell>
          <table:table-cell office:value-type="percentage" office:value="0.325">
            <text:p>32.50%</text:p>
          </table:table-cell>
        </table:table-row>
        <table:table-row table:style-name="ro1">
          <table:table-cell table:style-name="ce7"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23.9">
            <text:p>23.9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percentage" office:value="0.1333">
            <text:p>13.33%</text:p>
          </table:table-cell>
          <table:table-cell office:value-type="percentage" office:value="0.1708">
            <text:p>17.08%</text:p>
          </table:table-cell>
        </table:table-row>
        <table:table-row table:style-name="ro1">
          <table:table-cell table:style-name="ce7"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31.4">
            <text:p>31.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percentage" office:value="0.1708">
            <text:p>17.08%</text:p>
          </table:table-cell>
          <table:table-cell office:value-type="percentage" office:value="0.2917">
            <text:p>29.17%</text:p>
          </table:table-cell>
        </table:table-row>
        <table:table-row table:style-name="ro1">
          <table:table-cell table:style-name="ce7"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">
            <text:p>10</text:p>
          </table:table-cell>
          <table:table-cell office:value-type="float" office:value="26.2">
            <text:p>26.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percentage" office:value="0.1625">
            <text:p>16.25%</text:p>
          </table:table-cell>
          <table:table-cell office:value-type="percentage" office:value="0.2792">
            <text:p>27.92%</text:p>
          </table:table-cell>
        </table:table-row>
        <table:table-row table:style-name="ro1">
          <table:table-cell table:style-name="ce7"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30">
            <text:p>30</text:p>
          </table:table-cell>
          <table:table-cell office:value-type="float" office:value="27.3">
            <text:p>27.3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percentage" office:value="0.1708">
            <text:p>17.08%</text:p>
          </table:table-cell>
          <table:table-cell office:value-type="percentage" office:value="0.3208">
            <text:p>32.08%</text:p>
          </table:table-cell>
        </table:table-row>
        <table:table-row table:style-name="ro1">
          <table:table-cell table:style-name="ce7"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50">
            <text:p>50</text:p>
          </table:table-cell>
          <table:table-cell office:value-type="float" office:value="30.4">
            <text:p>30.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percentage" office:value="0.1708">
            <text:p>17.08%</text:p>
          </table:table-cell>
          <table:table-cell office:value-type="percentage" office:value="0.2583">
            <text:p>25.83%</text:p>
          </table:table-cell>
        </table:table-row>
        <table:table-row table:style-name="ro1">
          <table:table-cell table:style-name="ce7"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percentage" office:value="0.1625">
            <text:p>16.25%</text:p>
          </table:table-cell>
          <table:table-cell office:value-type="percentage" office:value="0.2083">
            <text:p>20.83%</text:p>
          </table:table-cell>
        </table:table-row>
        <table:table-row table:style-name="ro1">
          <table:table-cell table:style-name="ce7"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90">
            <text:p>90</text:p>
          </table:table-cell>
          <table:table-cell office:value-type="float" office:value="27.6">
            <text:p>27.6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percentage" office:value="0.175">
            <text:p>17.50%</text:p>
          </table:table-cell>
          <table:table-cell office:value-type="percentage" office:value="0.2292">
            <text:p>22.92%</text:p>
          </table:table-cell>
        </table:table-row>
        <table:table-row table:style-name="ro1">
          <table:table-cell table:style-name="ce7"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percentage" office:value="0.0542">
            <text:p>5.42%</text:p>
          </table:table-cell>
          <table:table-cell office:value-type="percentage" office:value="0.0938">
            <text:p>9.38%</text:p>
          </table:table-cell>
        </table:table-row>
        <table:table-row table:style-name="ro1">
          <table:table-cell table:style-name="ce7"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170.3">
            <text:p>170.3</text:p>
          </table:table-cell>
          <table:table-cell office:value-type="float" office:value="2">
            <text:p>2</text:p>
          </table:table-cell>
          <table:table-cell office:value-type="float" office:value="673">
            <text:p>673</text:p>
          </table:table-cell>
          <table:table-cell office:value-type="percentage" office:value="0.2063">
            <text:p>20.63%</text:p>
          </table:table-cell>
          <table:table-cell office:value-type="percentage" office:value="0.4531">
            <text:p>45.31%</text:p>
          </table:table-cell>
        </table:table-row>
        <table:table-row table:style-name="ro1">
          <table:table-cell table:style-name="ce7"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167.4">
            <text:p>167.4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percentage" office:value="0.2708">
            <text:p>27.08%</text:p>
          </table:table-cell>
          <table:table-cell office:value-type="percentage" office:value="0.4865">
            <text:p>48.65%</text:p>
          </table:table-cell>
        </table:table-row>
        <table:table-row table:style-name="ro1">
          <table:table-cell table:style-name="ce7"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174.6">
            <text:p>174.6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percentage" office:value="0.3104">
            <text:p>31.04%</text:p>
          </table:table-cell>
          <table:table-cell office:value-type="percentage" office:value="0.3854">
            <text:p>38.54%</text:p>
          </table:table-cell>
        </table:table-row>
        <table:table-row table:style-name="ro1">
          <table:table-cell table:style-name="ce7"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185.4">
            <text:p>185.4</text:p>
          </table:table-cell>
          <table:table-cell office:value-type="float" office:value="2">
            <text:p>2</text:p>
          </table:table-cell>
          <table:table-cell office:value-type="float" office:value="652">
            <text:p>652</text:p>
          </table:table-cell>
          <table:table-cell office:value-type="percentage" office:value="0.2958">
            <text:p>29.58%</text:p>
          </table:table-cell>
          <table:table-cell office:value-type="percentage" office:value="0.4427">
            <text:p>44.27%</text:p>
          </table:table-cell>
        </table:table-row>
        <table:table-row table:style-name="ro1">
          <table:table-cell table:style-name="ce7"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241.8">
            <text:p>241.8</text:p>
          </table:table-cell>
          <table:table-cell office:value-type="float" office:value="31">
            <text:p>31</text:p>
          </table:table-cell>
          <table:table-cell office:value-type="float" office:value="619">
            <text:p>619</text:p>
          </table:table-cell>
          <table:table-cell office:value-type="percentage" office:value="0.4365">
            <text:p>43.65%</text:p>
          </table:table-cell>
          <table:table-cell office:value-type="percentage" office:value="0.6448">
            <text:p>64.48%</text:p>
          </table:table-cell>
        </table:table-row>
        <table:table-row table:style-name="ro1">
          <table:table-cell table:style-name="ce7"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266.3">
            <text:p>266.3</text:p>
          </table:table-cell>
          <table:table-cell office:value-type="float" office:value="10">
            <text:p>10</text:p>
          </table:table-cell>
          <table:table-cell office:value-type="float" office:value="683">
            <text:p>683</text:p>
          </table:table-cell>
          <table:table-cell office:value-type="percentage" office:value="0.4156">
            <text:p>41.56%</text:p>
          </table:table-cell>
          <table:table-cell office:value-type="percentage" office:value="0.6271">
            <text:p>62.71%</text:p>
          </table:table-cell>
        </table:table-row>
        <table:table-row table:style-name="ro1">
          <table:table-cell table:style-name="ce7"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199.6">
            <text:p>199.6</text:p>
          </table:table-cell>
          <table:table-cell office:value-type="float" office:value="2">
            <text:p>2</text:p>
          </table:table-cell>
          <table:table-cell office:value-type="float" office:value="754">
            <text:p>754</text:p>
          </table:table-cell>
          <table:table-cell office:value-type="percentage" office:value="0.276">
            <text:p>27.60%</text:p>
          </table:table-cell>
          <table:table-cell office:value-type="percentage" office:value="0.5448">
            <text:p>54.48%</text:p>
          </table:table-cell>
        </table:table-row>
        <table:table-row table:style-name="ro1">
          <table:table-cell table:style-name="ce7"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202.4">
            <text:p>202.4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percentage" office:value="0.3323">
            <text:p>33.23%</text:p>
          </table:table-cell>
          <table:table-cell office:value-type="percentage" office:value="0.5438">
            <text:p>54.38%</text:p>
          </table:table-cell>
        </table:table-row>
        <table:table-row table:style-name="ro1">
          <table:table-cell table:style-name="ce7"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199.5">
            <text:p>199.5</text:p>
          </table:table-cell>
          <table:table-cell office:value-type="float" office:value="5">
            <text:p>5</text:p>
          </table:table-cell>
          <table:table-cell office:value-type="float" office:value="808">
            <text:p>808</text:p>
          </table:table-cell>
          <table:table-cell office:value-type="percentage" office:value="0.2646">
            <text:p>26.46%</text:p>
          </table:table-cell>
          <table:table-cell office:value-type="percentage" office:value="0.5177">
            <text:p>51.77%</text:p>
          </table:table-cell>
        </table:table-row>
        <table:table-row table:style-name="ro1">
          <table:table-cell table:style-name="ce7"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91.2">
            <text:p>91.2</text:p>
          </table:table-cell>
          <table:table-cell office:value-type="float" office:value="17">
            <text:p>17</text:p>
          </table:table-cell>
          <table:table-cell office:value-type="float" office:value="183">
            <text:p>183</text:p>
          </table:table-cell>
          <table:table-cell office:value-type="percentage" office:value="0.126">
            <text:p>12.60%</text:p>
          </table:table-cell>
          <table:table-cell office:value-type="percentage" office:value="0.1906">
            <text:p>19.06%</text:p>
          </table:table-cell>
        </table:table-row>
        <table:table-row table:style-name="ro1">
          <table:table-cell table:style-name="ce7"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percentage" office:value="0.2885">
            <text:p>28.85%</text:p>
          </table:table-cell>
          <table:table-cell office:value-type="percentage" office:value="0.4365">
            <text:p>43.65%</text:p>
          </table:table-cell>
        </table:table-row>
        <table:table-row table:style-name="ro1">
          <table:table-cell table:style-name="ce7"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52.4">
            <text:p>252.4</text:p>
          </table:table-cell>
          <table:table-cell office:value-type="float" office:value="11">
            <text:p>11</text:p>
          </table:table-cell>
          <table:table-cell office:value-type="float" office:value="671">
            <text:p>671</text:p>
          </table:table-cell>
          <table:table-cell office:value-type="percentage" office:value="0.351">
            <text:p>35.10%</text:p>
          </table:table-cell>
          <table:table-cell office:value-type="percentage" office:value="0.625">
            <text:p>62.50%</text:p>
          </table:table-cell>
        </table:table-row>
        <table:table-row table:style-name="ro1">
          <table:table-cell table:style-name="ce7"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float" office:value="760">
            <text:p>760</text:p>
          </table:table-cell>
          <table:table-cell office:value-type="percentage" office:value="0.2969">
            <text:p>29.69%</text:p>
          </table:table-cell>
          <table:table-cell office:value-type="percentage" office:value="0.5542">
            <text:p>55.42%</text:p>
          </table:table-cell>
        </table:table-row>
        <table:table-row table:style-name="ro1">
          <table:table-cell table:style-name="ce7"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202.3">
            <text:p>202.3</text:p>
          </table:table-cell>
          <table:table-cell office:value-type="float" office:value="2">
            <text:p>2</text:p>
          </table:table-cell>
          <table:table-cell office:value-type="float" office:value="770">
            <text:p>770</text:p>
          </table:table-cell>
          <table:table-cell office:value-type="percentage" office:value="0.275">
            <text:p>27.50%</text:p>
          </table:table-cell>
          <table:table-cell office:value-type="percentage" office:value="0.6">
            <text:p>60.00%</text:p>
          </table:table-cell>
        </table:table-row>
        <table:table-row table:style-name="ro1">
          <table:table-cell table:style-name="ce7"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376.5">
            <text:p>376.5</text:p>
          </table:table-cell>
          <table:table-cell office:value-type="float" office:value="44">
            <text:p>44</text:p>
          </table:table-cell>
          <table:table-cell office:value-type="float" office:value="596">
            <text:p>596</text:p>
          </table:table-cell>
          <table:table-cell table:number-columns-repeated="2" office:value-type="percentage" office:value="0.6208">
            <text:p>62.08%</text:p>
          </table:table-cell>
        </table:table-row>
        <table:table-row table:style-name="ro1">
          <table:table-cell table:style-name="ce7"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176.7">
            <text:p>176.7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percentage" office:value="0.3031">
            <text:p>30.31%</text:p>
          </table:table-cell>
          <table:table-cell office:value-type="percentage" office:value="0.4615">
            <text:p>46.15%</text:p>
          </table:table-cell>
        </table:table-row>
        <table:table-row table:style-name="ro1">
          <table:table-cell table:style-name="ce7"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212.9">
            <text:p>212.9</text:p>
          </table:table-cell>
          <table:table-cell office:value-type="float" office:value="11">
            <text:p>11</text:p>
          </table:table-cell>
          <table:table-cell office:value-type="float" office:value="690">
            <text:p>690</text:p>
          </table:table-cell>
          <table:table-cell office:value-type="percentage" office:value="0.3208">
            <text:p>32.08%</text:p>
          </table:table-cell>
          <table:table-cell office:value-type="percentage" office:value="0.4927">
            <text:p>49.27%</text:p>
          </table:table-cell>
        </table:table-row>
        <table:table-row table:style-name="ro1">
          <table:table-cell table:style-name="ce7"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265.5">
            <text:p>265.5</text:p>
          </table:table-cell>
          <table:table-cell office:value-type="float" office:value="14">
            <text:p>14</text:p>
          </table:table-cell>
          <table:table-cell office:value-type="float" office:value="717">
            <text:p>717</text:p>
          </table:table-cell>
          <table:table-cell office:value-type="percentage" office:value="0.3281">
            <text:p>32.81%</text:p>
          </table:table-cell>
          <table:table-cell office:value-type="percentage" office:value="0.5813">
            <text:p>58.13%</text:p>
          </table:table-cell>
        </table:table-row>
        <table:table-row table:style-name="ro1">
          <table:table-cell table:style-name="ce7"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171.8">
            <text:p>171.8</text:p>
          </table:table-cell>
          <table:table-cell office:value-type="float" office:value="4">
            <text:p>4</text:p>
          </table:table-cell>
          <table:table-cell office:value-type="float" office:value="642">
            <text:p>642</text:p>
          </table:table-cell>
          <table:table-cell office:value-type="percentage" office:value="0.2396">
            <text:p>23.96%</text:p>
          </table:table-cell>
          <table:table-cell office:value-type="percentage" office:value="0.3646">
            <text:p>36.46%</text:p>
          </table:table-cell>
        </table:table-row>
        <table:table-row table:style-name="ro1">
          <table:table-cell table:style-name="ce7"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250.1">
            <text:p>250.1</text:p>
          </table:table-cell>
          <table:table-cell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percentage" office:value="0.4375">
            <text:p>43.75%</text:p>
          </table:table-cell>
          <table:table-cell office:value-type="percentage" office:value="0.6198">
            <text:p>61.98%</text:p>
          </table:table-cell>
        </table:table-row>
        <table:table-row table:style-name="ro1">
          <table:table-cell table:style-name="ce7"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167.7">
            <text:p>167.7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percentage" office:value="0.3167">
            <text:p>31.67%</text:p>
          </table:table-cell>
          <table:table-cell office:value-type="percentage" office:value="0.3698">
            <text:p>36.98%</text:p>
          </table:table-cell>
        </table:table-row>
        <table:table-row table:style-name="ro1">
          <table:table-cell table:style-name="ce7"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179.7">
            <text:p>179.7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percentage" office:value="0.2677">
            <text:p>26.77%</text:p>
          </table:table-cell>
          <table:table-cell office:value-type="percentage" office:value="0.4219">
            <text:p>42.19%</text:p>
          </table:table-cell>
        </table:table-row>
        <table:table-row table:style-name="ro1">
          <table:table-cell table:style-name="ce7"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172.5">
            <text:p>172.5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percentage" office:value="0.2615">
            <text:p>26.15%</text:p>
          </table:table-cell>
          <table:table-cell office:value-type="percentage" office:value="0.5313">
            <text:p>53.13%</text:p>
          </table:table-cell>
        </table:table-row>
        <table:table-row table:style-name="ro1">
          <table:table-cell table:style-name="ce7"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percentage" office:value="0.2698">
            <text:p>26.98%</text:p>
          </table:table-cell>
          <table:table-cell office:value-type="percentage" office:value="0.3865">
            <text:p>38.65%</text:p>
          </table:table-cell>
        </table:table-row>
        <table:table-row table:style-name="ro1">
          <table:table-cell table:style-name="ce7"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percentage" office:value="0.2354">
            <text:p>23.54%</text:p>
          </table:table-cell>
          <table:table-cell office:value-type="percentage" office:value="0.3344">
            <text:p>33.44%</text:p>
          </table:table-cell>
        </table:table-row>
        <table:table-row table:style-name="ro1">
          <table:table-cell table:style-name="ce7"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142.4">
            <text:p>142.4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percentage" office:value="0.2167">
            <text:p>21.67%</text:p>
          </table:table-cell>
          <table:table-cell office:value-type="percentage" office:value="0.3708">
            <text:p>37.08%</text:p>
          </table:table-cell>
        </table:table-row>
        <table:table-row table:style-name="ro1">
          <table:table-cell table:style-name="ce7"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161.4">
            <text:p>161.4</text:p>
          </table:table-cell>
          <table:table-cell office:value-type="float" office:value="6">
            <text:p>6</text:p>
          </table:table-cell>
          <table:table-cell office:value-type="float" office:value="622">
            <text:p>622</text:p>
          </table:table-cell>
          <table:table-cell office:value-type="percentage" office:value="0.2188">
            <text:p>21.88%</text:p>
          </table:table-cell>
          <table:table-cell office:value-type="percentage" office:value="0.4354">
            <text:p>43.54%</text:p>
          </table:table-cell>
        </table:table-row>
        <table:table-row table:style-name="ro1">
          <table:table-cell table:style-name="ce7"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145.1">
            <text:p>145.1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percentage" office:value="0.1969">
            <text:p>19.69%</text:p>
          </table:table-cell>
          <table:table-cell office:value-type="percentage" office:value="0.3344">
            <text:p>33.44%</text:p>
          </table:table-cell>
        </table:table-row>
        <table:table-row table:style-name="ro1">
          <table:table-cell table:style-name="ce7"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171.1">
            <text:p>171.1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percentage" office:value="0.2698">
            <text:p>26.98%</text:p>
          </table:table-cell>
          <table:table-cell office:value-type="percentage" office:value="0.501">
            <text:p>50.10%</text:p>
          </table:table-cell>
        </table:table-row>
        <table:table-row table:style-name="ro1">
          <table:table-cell table:style-name="ce7"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93.9">
            <text:p>93.9</text:p>
          </table:table-cell>
          <table:table-cell office:value-type="float" office:value="8">
            <text:p>8</text:p>
          </table:table-cell>
          <table:table-cell office:value-type="float" office:value="343">
            <text:p>343</text:p>
          </table:table-cell>
          <table:table-cell office:value-type="percentage" office:value="0.1479">
            <text:p>14.79%</text:p>
          </table:table-cell>
          <table:table-cell office:value-type="percentage" office:value="0.3573">
            <text:p>35.73%</text:p>
          </table:table-cell>
        </table:table-row>
        <table:table-row table:style-name="ro1">
          <table:table-cell table:style-name="ce7"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133.9">
            <text:p>133.9</text:p>
          </table:table-cell>
          <table:table-cell office:value-type="float" office:value="7">
            <text:p>7</text:p>
          </table:table-cell>
          <table:table-cell office:value-type="float" office:value="409">
            <text:p>409</text:p>
          </table:table-cell>
          <table:table-cell office:value-type="percentage" office:value="0.2594">
            <text:p>25.94%</text:p>
          </table:table-cell>
          <table:table-cell office:value-type="percentage" office:value="0.3427">
            <text:p>34.27%</text:p>
          </table:table-cell>
        </table:table-row>
        <table:table-row table:style-name="ro1">
          <table:table-cell table:style-name="ce7"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136.4">
            <text:p>136.4</text:p>
          </table:table-cell>
          <table:table-cell office:value-type="float" office:value="4">
            <text:p>4</text:p>
          </table:table-cell>
          <table:table-cell office:value-type="float" office:value="516">
            <text:p>516</text:p>
          </table:table-cell>
          <table:table-cell office:value-type="percentage" office:value="0.2177">
            <text:p>21.77%</text:p>
          </table:table-cell>
          <table:table-cell office:value-type="percentage" office:value="0.326">
            <text:p>32.60%</text:p>
          </table:table-cell>
        </table:table-row>
        <table:table-row table:style-name="ro1">
          <table:table-cell table:style-name="ce7"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131.4">
            <text:p>131.4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percentage" office:value="0.2167">
            <text:p>21.67%</text:p>
          </table:table-cell>
          <table:table-cell office:value-type="percentage" office:value="0.324">
            <text:p>32.40%</text:p>
          </table:table-cell>
        </table:table-row>
        <table:table-row table:style-name="ro1">
          <table:table-cell table:style-name="ce7"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127.4">
            <text:p>127.4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percentage" office:value="0.1938">
            <text:p>19.38%</text:p>
          </table:table-cell>
          <table:table-cell office:value-type="percentage" office:value="0.3875">
            <text:p>38.75%</text:p>
          </table:table-cell>
        </table:table-row>
        <table:table-row table:style-name="ro1">
          <table:table-cell table:style-name="ce7"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">
            <text:p>10</text:p>
          </table:table-cell>
          <table:table-cell office:value-type="float" office:value="118.9">
            <text:p>118.9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percentage" office:value="0.251">
            <text:p>25.10%</text:p>
          </table:table-cell>
          <table:table-cell office:value-type="percentage" office:value="0.2729">
            <text:p>27.29%</text:p>
          </table:table-cell>
        </table:table-row>
        <table:table-row table:style-name="ro1">
          <table:table-cell table:style-name="ce7"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30">
            <text:p>30</text:p>
          </table:table-cell>
          <table:table-cell office:value-type="float" office:value="115.2">
            <text:p>115.2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percentage" office:value="0.1635">
            <text:p>16.35%</text:p>
          </table:table-cell>
          <table:table-cell office:value-type="percentage" office:value="0.3854">
            <text:p>38.54%</text:p>
          </table:table-cell>
        </table:table-row>
        <table:table-row table:style-name="ro1">
          <table:table-cell table:style-name="ce7"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50">
            <text:p>50</text:p>
          </table:table-cell>
          <table:table-cell office:value-type="float" office:value="90.8">
            <text:p>90.8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percentage" office:value="0.1438">
            <text:p>14.38%</text:p>
          </table:table-cell>
          <table:table-cell office:value-type="percentage" office:value="0.2042">
            <text:p>20.42%</text:p>
          </table:table-cell>
        </table:table-row>
        <table:table-row table:style-name="ro1">
          <table:table-cell table:style-name="ce7"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percentage" office:value="0.1802">
            <text:p>18.02%</text:p>
          </table:table-cell>
          <table:table-cell office:value-type="percentage" office:value="0.2823">
            <text:p>28.23%</text:p>
          </table:table-cell>
        </table:table-row>
        <table:table-row table:style-name="ro1">
          <table:table-cell table:style-name="ce7"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90">
            <text:p>90</text:p>
          </table:table-cell>
          <table:table-cell office:value-type="float" office:value="111.1">
            <text:p>111.1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percentage" office:value="0.1719">
            <text:p>17.19%</text:p>
          </table:table-cell>
          <table:table-cell office:value-type="percentage" office:value="0.326">
            <text:p>32.60%</text:p>
          </table:table-cell>
        </table:table-row>
        <table:table-row table:style-name="ro1" table:number-rows-repeated="10482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vot Table_Sheet2_1" table:style-name="ta1">
        <table:table-column table:style-name="co1" table:default-cell-style-name="ce11"/>
        <table:table-column table:style-name="co5" table:default-cell-style-name="ce17"/>
        <table:table-column table:style-name="co1" table:default-cell-style-name="ce23"/>
        <table:table-column table:style-name="co1" table:number-columns-repeated="3" table:default-cell-style-name="ce25"/>
        <table:table-column table:style-name="co1" table:default-cell-style-name="ce33"/>
        <table:table-column table:style-name="co1" table:default-cell-style-name="ce39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7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9"/>
          <table:table-cell table:style-name="ce15"/>
          <table:table-cell table:style-name="ce21" office:value-type="string">
            <text:p>dod</text:p>
          </table:table-cell>
          <table:table-cell table:style-name="ce29" table:number-columns-repeated="4"/>
          <table:table-cell table:style-name="ce37"/>
        </table:table-row>
        <table:table-row table:style-name="ro2">
          <table:table-cell table:style-name="ce10" office:value-type="string">
            <text:p>group</text:p>
          </table:table-cell>
          <table:table-cell table:style-name="ce16" office:value-type="string">
            <text:p>Data</text:p>
          </table:table-cell>
          <table:table-cell table:style-name="ce22" office:value-type="float" office:value="10">
            <text:p>1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90">
            <text:p>90</text:p>
          </table:table-cell>
          <table:table-cell table:style-name="ce38" office:value-type="string">
            <text:p>Total Result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Average - 75p</text:p>
          </table:table-cell>
          <table:table-cell office:value-type="percentage" office:value="0.273288888888889">
            <text:p>27.33%</text:p>
          </table:table-cell>
          <table:table-cell office:value-type="percentage" office:value="0.262933333333333">
            <text:p>26.29%</text:p>
          </table:table-cell>
          <table:table-cell office:value-type="percentage" office:value="0.254211111111111">
            <text:p>25.42%</text:p>
          </table:table-cell>
          <table:table-cell office:value-type="percentage" office:value="0.238222222222222">
            <text:p>23.82%</text:p>
          </table:table-cell>
          <table:table-cell office:value-type="percentage" office:value="0.244344444444444">
            <text:p>24.43%</text:p>
          </table:table-cell>
          <table:table-cell office:value-type="percentage" office:value="0.2546">
            <text:p>25.46%</text:p>
          </table:table-cell>
        </table:table-row>
        <table:table-row table:style-name="ro2">
          <table:table-cell table:style-name="ce12"/>
          <table:table-cell table:style-name="ce18" office:value-type="string">
            <text:p>Average - 90p</text:p>
          </table:table-cell>
          <table:table-cell table:style-name="ce24" office:value-type="percentage" office:value="0.445622222222222">
            <text:p>44.56%</text:p>
          </table:table-cell>
          <table:table-cell table:style-name="ce26" office:value-type="percentage" office:value="0.3915">
            <text:p>39.15%</text:p>
          </table:table-cell>
          <table:table-cell table:style-name="ce26" office:value-type="percentage" office:value="0.380088888888889">
            <text:p>38.01%</text:p>
          </table:table-cell>
          <table:table-cell table:style-name="ce26" office:value-type="percentage" office:value="0.366777777777778">
            <text:p>36.68%</text:p>
          </table:table-cell>
          <table:table-cell table:style-name="ce34" office:value-type="percentage" office:value="0.410111111111111">
            <text:p>41.01%</text:p>
          </table:table-cell>
          <table:table-cell table:style-name="ce40" office:value-type="percentage" office:value="0.39882">
            <text:p>39.88%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Average - 75p</text:p>
          </table:table-cell>
          <table:table-cell table:style-name="ce25" office:value-type="percentage" office:value="0.3774625">
            <text:p>37.75%</text:p>
          </table:table-cell>
          <table:table-cell office:value-type="percentage" office:value="0.29825">
            <text:p>29.83%</text:p>
          </table:table-cell>
          <table:table-cell office:value-type="percentage" office:value="0.3130125">
            <text:p>31.30%</text:p>
          </table:table-cell>
          <table:table-cell office:value-type="percentage" office:value="0.2970125">
            <text:p>29.70%</text:p>
          </table:table-cell>
          <table:table-cell table:style-name="ce25" office:value-type="percentage" office:value="0.3018875">
            <text:p>30.19%</text:p>
          </table:table-cell>
          <table:table-cell office:value-type="percentage" office:value="0.317525">
            <text:p>31.75%</text:p>
          </table:table-cell>
        </table:table-row>
        <table:table-row table:style-name="ro2">
          <table:table-cell table:style-name="ce12"/>
          <table:table-cell table:style-name="ce18" office:value-type="string">
            <text:p>Average - 90p</text:p>
          </table:table-cell>
          <table:table-cell table:style-name="ce26" office:value-type="percentage" office:value="0.529525">
            <text:p>52.95%</text:p>
          </table:table-cell>
          <table:table-cell table:style-name="ce26" office:value-type="percentage" office:value="0.4568375">
            <text:p>45.68%</text:p>
          </table:table-cell>
          <table:table-cell table:style-name="ce26" office:value-type="percentage" office:value="0.501">
            <text:p>50.10%</text:p>
          </table:table-cell>
          <table:table-cell table:style-name="ce26" office:value-type="percentage" office:value="0.4934375">
            <text:p>49.34%</text:p>
          </table:table-cell>
          <table:table-cell table:style-name="ce26" office:value-type="percentage" office:value="0.5096375">
            <text:p>50.96%</text:p>
          </table:table-cell>
          <table:table-cell table:style-name="ce40" office:value-type="percentage" office:value="0.4980875">
            <text:p>49.81%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string">
            <text:p>Average - 75p</text:p>
          </table:table-cell>
          <table:table-cell office:value-type="percentage" office:value="0.245658333333333">
            <text:p>24.57%</text:p>
          </table:table-cell>
          <table:table-cell office:value-type="percentage" office:value="0.246016666666667">
            <text:p>24.60%</text:p>
          </table:table-cell>
          <table:table-cell office:value-type="percentage" office:value="0.237683333333333">
            <text:p>23.77%</text:p>
          </table:table-cell>
          <table:table-cell office:value-type="percentage" office:value="0.257608333333333">
            <text:p>25.76%</text:p>
          </table:table-cell>
          <table:table-cell office:value-type="percentage" office:value="0.24965">
            <text:p>24.97%</text:p>
          </table:table-cell>
          <table:table-cell office:value-type="percentage" office:value="0.247323333333333">
            <text:p>24.73%</text:p>
          </table:table-cell>
        </table:table-row>
        <table:table-row table:style-name="ro2">
          <table:table-cell table:style-name="ce12"/>
          <table:table-cell table:style-name="ce18" office:value-type="string">
            <text:p>Average - 90p</text:p>
          </table:table-cell>
          <table:table-cell table:style-name="ce24" office:value-type="percentage" office:value="0.3837">
            <text:p>38.37%</text:p>
          </table:table-cell>
          <table:table-cell table:style-name="ce26" office:value-type="percentage" office:value="0.351816666666667">
            <text:p>35.18%</text:p>
          </table:table-cell>
          <table:table-cell table:style-name="ce26" office:value-type="percentage" office:value="0.415566666666667">
            <text:p>41.56%</text:p>
          </table:table-cell>
          <table:table-cell table:style-name="ce26" office:value-type="percentage" office:value="0.363416666666667">
            <text:p>36.34%</text:p>
          </table:table-cell>
          <table:table-cell table:style-name="ce34" office:value-type="percentage" office:value="0.361966666666667">
            <text:p>36.20%</text:p>
          </table:table-cell>
          <table:table-cell table:style-name="ce40" office:value-type="percentage" office:value="0.375293333333333">
            <text:p>37.53%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Average - 75p</text:p>
          </table:table-cell>
          <table:table-cell table:style-name="ce25" office:value-type="percentage" office:value="0.321090909090909">
            <text:p>32.11%</text:p>
          </table:table-cell>
          <table:table-cell office:value-type="percentage" office:value="0.219727272727273">
            <text:p>21.97%</text:p>
          </table:table-cell>
          <table:table-cell office:value-type="percentage" office:value="0.249">
            <text:p>24.90%</text:p>
          </table:table-cell>
          <table:table-cell office:value-type="percentage" office:value="0.256363636363636">
            <text:p>25.64%</text:p>
          </table:table-cell>
          <table:table-cell table:style-name="ce25" office:value-type="percentage" office:value="0.273636363636364">
            <text:p>27.36%</text:p>
          </table:table-cell>
          <table:table-cell office:value-type="percentage" office:value="0.263963636363636">
            <text:p>26.40%</text:p>
          </table:table-cell>
        </table:table-row>
        <table:table-row table:style-name="ro2">
          <table:table-cell table:style-name="ce12"/>
          <table:table-cell table:style-name="ce18" office:value-type="string">
            <text:p>Average - 90p</text:p>
          </table:table-cell>
          <table:table-cell table:style-name="ce26" office:value-type="percentage" office:value="0.432454545454545">
            <text:p>43.25%</text:p>
          </table:table-cell>
          <table:table-cell table:style-name="ce26" office:value-type="percentage" office:value="0.345090909090909">
            <text:p>34.51%</text:p>
          </table:table-cell>
          <table:table-cell table:style-name="ce26" office:value-type="percentage" office:value="0.436727272727273">
            <text:p>43.67%</text:p>
          </table:table-cell>
          <table:table-cell table:style-name="ce26" office:value-type="percentage" office:value="0.408181818181818">
            <text:p>40.82%</text:p>
          </table:table-cell>
          <table:table-cell table:style-name="ce26" office:value-type="percentage" office:value="0.450181818181818">
            <text:p>45.02%</text:p>
          </table:table-cell>
          <table:table-cell table:style-name="ce40" office:value-type="percentage" office:value="0.414527272727273">
            <text:p>41.45%</text:p>
          </table:table-cell>
        </table:table-row>
        <table:table-row table:style-name="ro2">
          <table:table-cell office:value-type="string">
            <text:p>RC1</text:p>
          </table:table-cell>
          <table:table-cell office:value-type="string">
            <text:p>Average - 75p</text:p>
          </table:table-cell>
          <table:table-cell office:value-type="percentage" office:value="0.2302125">
            <text:p>23.02%</text:p>
          </table:table-cell>
          <table:table-cell office:value-type="percentage" office:value="0.203125">
            <text:p>20.31%</text:p>
          </table:table-cell>
          <table:table-cell office:value-type="percentage" office:value="0.244275">
            <text:p>24.43%</text:p>
          </table:table-cell>
          <table:table-cell office:value-type="percentage" office:value="0.2015375">
            <text:p>20.15%</text:p>
          </table:table-cell>
          <table:table-cell office:value-type="percentage" office:value="0.215625">
            <text:p>21.56%</text:p>
          </table:table-cell>
          <table:table-cell office:value-type="percentage" office:value="0.218955">
            <text:p>21.90%</text:p>
          </table:table-cell>
        </table:table-row>
        <table:table-row table:style-name="ro2">
          <table:table-cell table:style-name="ce12"/>
          <table:table-cell table:style-name="ce18" office:value-type="string">
            <text:p>Average - 90p</text:p>
          </table:table-cell>
          <table:table-cell table:style-name="ce24" office:value-type="percentage" office:value="0.3552125">
            <text:p>35.52%</text:p>
          </table:table-cell>
          <table:table-cell table:style-name="ce26" office:value-type="percentage" office:value="0.314575">
            <text:p>31.46%</text:p>
          </table:table-cell>
          <table:table-cell table:style-name="ce26" office:value-type="percentage" office:value="0.35885">
            <text:p>35.89%</text:p>
          </table:table-cell>
          <table:table-cell table:style-name="ce26" office:value-type="percentage" office:value="0.3031125">
            <text:p>30.31%</text:p>
          </table:table-cell>
          <table:table-cell table:style-name="ce34" office:value-type="percentage" office:value="0.3323">
            <text:p>33.23%</text:p>
          </table:table-cell>
          <table:table-cell table:style-name="ce40" office:value-type="percentage" office:value="0.33281">
            <text:p>33.28%</text:p>
          </table:table-cell>
        </table:table-row>
        <table:table-row table:style-name="ro2">
          <table:table-cell office:value-type="string">
            <text:p>RC2</text:p>
          </table:table-cell>
          <table:table-cell office:value-type="string">
            <text:p>Average - 75p</text:p>
          </table:table-cell>
          <table:table-cell table:style-name="ce25" office:value-type="percentage" office:value="0.2886625">
            <text:p>28.87%</text:p>
          </table:table-cell>
          <table:table-cell office:value-type="percentage" office:value="0.271225">
            <text:p>27.12%</text:p>
          </table:table-cell>
          <table:table-cell office:value-type="percentage" office:value="0.258325">
            <text:p>25.83%</text:p>
          </table:table-cell>
          <table:table-cell office:value-type="percentage" office:value="0.265375">
            <text:p>26.54%</text:p>
          </table:table-cell>
          <table:table-cell table:style-name="ce25" office:value-type="percentage" office:value="0.2475375">
            <text:p>24.75%</text:p>
          </table:table-cell>
          <table:table-cell office:value-type="percentage" office:value="0.266225">
            <text:p>26.62%</text:p>
          </table:table-cell>
        </table:table-row>
        <table:table-row table:style-name="ro2">
          <table:table-cell table:style-name="ce12"/>
          <table:table-cell table:style-name="ce18" office:value-type="string">
            <text:p>Average - 90p</text:p>
          </table:table-cell>
          <table:table-cell table:style-name="ce26" office:value-type="percentage" office:value="0.3918">
            <text:p>39.18%</text:p>
          </table:table-cell>
          <table:table-cell table:style-name="ce26" office:value-type="percentage" office:value="0.4308625">
            <text:p>43.09%</text:p>
          </table:table-cell>
          <table:table-cell table:style-name="ce26" office:value-type="percentage" office:value="0.4420625">
            <text:p>44.21%</text:p>
          </table:table-cell>
          <table:table-cell table:style-name="ce26" office:value-type="percentage" office:value="0.4420875">
            <text:p>44.21%</text:p>
          </table:table-cell>
          <table:table-cell table:style-name="ce26" office:value-type="percentage" office:value="0.44075">
            <text:p>44.08%</text:p>
          </table:table-cell>
          <table:table-cell table:style-name="ce40" office:value-type="percentage" office:value="0.4295125">
            <text:p>42.95%</text:p>
          </table:table-cell>
        </table:table-row>
        <table:table-row table:style-name="ro2">
          <table:table-cell table:style-name="ce13" office:value-type="string">
            <text:p>Total Average - 75p</text:p>
          </table:table-cell>
          <table:table-cell table:style-name="ce19"/>
          <table:table-cell table:style-name="ce27" office:value-type="percentage" office:value="0.287682142857143">
            <text:p>28.77%</text:p>
          </table:table-cell>
          <table:table-cell table:style-name="ce31" office:value-type="percentage" office:value="0.248507142857143">
            <text:p>24.85%</text:p>
          </table:table-cell>
          <table:table-cell table:style-name="ce31" office:value-type="percentage" office:value="0.257214285714286">
            <text:p>25.72%</text:p>
          </table:table-cell>
          <table:table-cell table:style-name="ce31" office:value-type="percentage" office:value="0.252976785714286">
            <text:p>25.30%</text:p>
          </table:table-cell>
          <table:table-cell table:style-name="ce35" office:value-type="percentage" office:value="0.255808928571429">
            <text:p>25.58%</text:p>
          </table:table-cell>
          <table:table-cell table:style-name="ce41" office:value-type="percentage" office:value="0.260437857142857">
            <text:p>26.04%</text:p>
          </table:table-cell>
        </table:table-row>
        <table:table-row table:style-name="ro2">
          <table:table-cell table:style-name="ce14" office:value-type="string">
            <text:p>Total Average - 90p</text:p>
          </table:table-cell>
          <table:table-cell table:style-name="ce20"/>
          <table:table-cell table:style-name="ce28" office:value-type="percentage" office:value="0.421148214285714">
            <text:p>42.11%</text:p>
          </table:table-cell>
          <table:table-cell table:style-name="ce32" office:value-type="percentage" office:value="0.377848214285714">
            <text:p>37.78%</text:p>
          </table:table-cell>
          <table:table-cell table:style-name="ce32" office:value-type="percentage" office:value="0.421908928571428">
            <text:p>42.19%</text:p>
          </table:table-cell>
          <table:table-cell table:style-name="ce32" office:value-type="percentage" office:value="0.393948214285714">
            <text:p>39.39%</text:p>
          </table:table-cell>
          <table:table-cell table:style-name="ce36" office:value-type="percentage" office:value="0.415144642857143">
            <text:p>41.51%</text:p>
          </table:table-cell>
          <table:table-cell table:style-name="ce42" office:value-type="percentage" office:value="0.405999642857143">
            <text:p>40.60%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Pivot Table_Sheet2_1'.A1:'Pivot Table_Sheet2_1'.H18" table:buttons="'Pivot Table_Sheet2_1'.A1 'Pivot Table_Sheet2_1'.A4 'Pivot Table_Sheet2_1'.B4 'Pivot Table_Sheet2_1'.C3">
          <table:source-cell-range table:cell-range-address="Sheet2.A1:Sheet2.H281"/>
          <table:data-pilot-field table:source-field-name="dod" table:orientation="column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75p" table:orientation="data" table:used-hierarchy="0" table:function="average">
            <table:data-pilot-level table:show-empty="false">
              <table:data-pilot-members>
                <table:data-pilot-member table:name="0.0522" table:display="true" table:show-details="true"/>
                <table:data-pilot-member table:name="0.0542" table:display="true" table:show-details="true"/>
                <table:data-pilot-member table:name="0.091" table:display="true" table:show-details="true"/>
                <table:data-pilot-member table:name="0.0913" table:display="true" table:show-details="true"/>
                <table:data-pilot-member table:name="0.1043" table:display="true" table:show-details="true"/>
                <table:data-pilot-member table:name="0.123" table:display="true" table:show-details="true"/>
                <table:data-pilot-member table:name="0.1236" table:display="true" table:show-details="true"/>
                <table:data-pilot-member table:name="0.126" table:display="true" table:show-details="true"/>
                <table:data-pilot-member table:name="0.129" table:display="true" table:show-details="true"/>
                <table:data-pilot-member table:name="0.1304" table:display="true" table:show-details="true"/>
                <table:data-pilot-member table:name="0.1333" table:display="true" table:show-details="true"/>
                <table:data-pilot-member table:name="0.1348" table:display="true" table:show-details="true"/>
                <table:data-pilot-member table:name="0.1351" table:display="true" table:show-details="true"/>
                <table:data-pilot-member table:name="0.137" table:display="true" table:show-details="true"/>
                <table:data-pilot-member table:name="0.1375" table:display="true" table:show-details="true"/>
                <table:data-pilot-member table:name="0.138" table:display="true" table:show-details="true"/>
                <table:data-pilot-member table:name="0.1391" table:display="true" table:show-details="true"/>
                <table:data-pilot-member table:name="0.1417" table:display="true" table:show-details="true"/>
                <table:data-pilot-member table:name="0.1438" table:display="true" table:show-details="true"/>
                <table:data-pilot-member table:name="0.1478" table:display="true" table:show-details="true"/>
                <table:data-pilot-member table:name="0.1479" table:display="true" table:show-details="true"/>
                <table:data-pilot-member table:name="0.15" table:display="true" table:show-details="true"/>
                <table:data-pilot-member table:name="0.1542" table:display="true" table:show-details="true"/>
                <table:data-pilot-member table:name="0.1565" table:display="true" table:show-details="true"/>
                <table:data-pilot-member table:name="0.161" table:display="true" table:show-details="true"/>
                <table:data-pilot-member table:name="0.1625" table:display="true" table:show-details="true"/>
                <table:data-pilot-member table:name="0.1635" table:display="true" table:show-details="true"/>
                <table:data-pilot-member table:name="0.164" table:display="true" table:show-details="true"/>
                <table:data-pilot-member table:name="0.1664" table:display="true" table:show-details="true"/>
                <table:data-pilot-member table:name="0.17" table:display="true" table:show-details="true"/>
                <table:data-pilot-member table:name="0.1708" table:display="true" table:show-details="true"/>
                <table:data-pilot-member table:name="0.1715" table:display="true" table:show-details="true"/>
                <table:data-pilot-member table:name="0.1719" table:display="true" table:show-details="true"/>
                <table:data-pilot-member table:name="0.172" table:display="true" table:show-details="true"/>
                <table:data-pilot-member table:name="0.173" table:display="true" table:show-details="true"/>
                <table:data-pilot-member table:name="0.1739" table:display="true" table:show-details="true"/>
                <table:data-pilot-member table:name="0.175" table:display="true" table:show-details="true"/>
                <table:data-pilot-member table:name="0.1783" table:display="true" table:show-details="true"/>
                <table:data-pilot-member table:name="0.1802" table:display="true" table:show-details="true"/>
                <table:data-pilot-member table:name="0.1833" table:display="true" table:show-details="true"/>
                <table:data-pilot-member table:name="0.187" table:display="true" table:show-details="true"/>
                <table:data-pilot-member table:name="0.1875" table:display="true" table:show-details="true"/>
                <table:data-pilot-member table:name="0.189" table:display="true" table:show-details="true"/>
                <table:data-pilot-member table:name="0.1903" table:display="true" table:show-details="true"/>
                <table:data-pilot-member table:name="0.191" table:display="true" table:show-details="true"/>
                <table:data-pilot-member table:name="0.1917" table:display="true" table:show-details="true"/>
                <table:data-pilot-member table:name="0.192" table:display="true" table:show-details="true"/>
                <table:data-pilot-member table:name="0.193" table:display="true" table:show-details="true"/>
                <table:data-pilot-member table:name="0.1934" table:display="true" table:show-details="true"/>
                <table:data-pilot-member table:name="0.1938" table:display="true" table:show-details="true"/>
                <table:data-pilot-member table:name="0.195" table:display="true" table:show-details="true"/>
                <table:data-pilot-member table:name="0.1957" table:display="true" table:show-details="true"/>
                <table:data-pilot-member table:name="0.1958" table:display="true" table:show-details="true"/>
                <table:data-pilot-member table:name="0.1969" table:display="true" table:show-details="true"/>
                <table:data-pilot-member table:name="0.1982" table:display="true" table:show-details="true"/>
                <table:data-pilot-member table:name="0.199" table:display="true" table:show-details="true"/>
                <table:data-pilot-member table:name="0.201" table:display="true" table:show-details="true"/>
                <table:data-pilot-member table:name="0.2043" table:display="true" table:show-details="true"/>
                <table:data-pilot-member table:name="0.2063" table:display="true" table:show-details="true"/>
                <table:data-pilot-member table:name="0.2074" table:display="true" table:show-details="true"/>
                <table:data-pilot-member table:name="0.2083" table:display="true" table:show-details="true"/>
                <table:data-pilot-member table:name="0.209" table:display="true" table:show-details="true"/>
                <table:data-pilot-member table:name="0.2152" table:display="true" table:show-details="true"/>
                <table:data-pilot-member table:name="0.216" table:display="true" table:show-details="true"/>
                <table:data-pilot-member table:name="0.2167" table:display="true" table:show-details="true"/>
                <table:data-pilot-member table:name="0.2168" table:display="true" table:show-details="true"/>
                <table:data-pilot-member table:name="0.217" table:display="true" table:show-details="true"/>
                <table:data-pilot-member table:name="0.2174" table:display="true" table:show-details="true"/>
                <table:data-pilot-member table:name="0.2177" table:display="true" table:show-details="true"/>
                <table:data-pilot-member table:name="0.218" table:display="true" table:show-details="true"/>
                <table:data-pilot-member table:name="0.2188" table:display="true" table:show-details="true"/>
                <table:data-pilot-member table:name="0.2193" table:display="true" table:show-details="true"/>
                <table:data-pilot-member table:name="0.2195" table:display="true" table:show-details="true"/>
                <table:data-pilot-member table:name="0.2204" table:display="true" table:show-details="true"/>
                <table:data-pilot-member table:name="0.2208" table:display="true" table:show-details="true"/>
                <table:data-pilot-member table:name="0.2217" table:display="true" table:show-details="true"/>
                <table:data-pilot-member table:name="0.222" table:display="true" table:show-details="true"/>
                <table:data-pilot-member table:name="0.2225" table:display="true" table:show-details="true"/>
                <table:data-pilot-member table:name="0.2249" table:display="true" table:show-details="true"/>
                <table:data-pilot-member table:name="0.225" table:display="true" table:show-details="true"/>
                <table:data-pilot-member table:name="0.2261" table:display="true" table:show-details="true"/>
                <table:data-pilot-member table:name="0.227" table:display="true" table:show-details="true"/>
                <table:data-pilot-member table:name="0.229" table:display="true" table:show-details="true"/>
                <table:data-pilot-member table:name="0.2292" table:display="true" table:show-details="true"/>
                <table:data-pilot-member table:name="0.2304" table:display="true" table:show-details="true"/>
                <table:data-pilot-member table:name="0.2306" table:display="true" table:show-details="true"/>
                <table:data-pilot-member table:name="0.2322" table:display="true" table:show-details="true"/>
                <table:data-pilot-member table:name="0.2333" table:display="true" table:show-details="true"/>
                <table:data-pilot-member table:name="0.2338" table:display="true" table:show-details="true"/>
                <table:data-pilot-member table:name="0.2346" table:display="true" table:show-details="true"/>
                <table:data-pilot-member table:name="0.2354" table:display="true" table:show-details="true"/>
                <table:data-pilot-member table:name="0.237" table:display="true" table:show-details="true"/>
                <table:data-pilot-member table:name="0.2371" table:display="true" table:show-details="true"/>
                <table:data-pilot-member table:name="0.2375" table:display="true" table:show-details="true"/>
                <table:data-pilot-member table:name="0.2379" table:display="true" table:show-details="true"/>
                <table:data-pilot-member table:name="0.2391" table:display="true" table:show-details="true"/>
                <table:data-pilot-member table:name="0.2396" table:display="true" table:show-details="true"/>
                <table:data-pilot-member table:name="0.2435" table:display="true" table:show-details="true"/>
                <table:data-pilot-member table:name="0.2443" table:display="true" table:show-details="true"/>
                <table:data-pilot-member table:name="0.2451" table:display="true" table:show-details="true"/>
                <table:data-pilot-member table:name="0.2466" table:display="true" table:show-details="true"/>
                <table:data-pilot-member table:name="0.25" table:display="true" table:show-details="true"/>
                <table:data-pilot-member table:name="0.2508" table:display="true" table:show-details="true"/>
                <table:data-pilot-member table:name="0.251" table:display="true" table:show-details="true"/>
                <table:data-pilot-member table:name="0.2522" table:display="true" table:show-details="true"/>
                <table:data-pilot-member table:name="0.253" table:display="true" table:show-details="true"/>
                <table:data-pilot-member table:name="0.254" table:display="true" table:show-details="true"/>
                <table:data-pilot-member table:name="0.255" table:display="true" table:show-details="true"/>
                <table:data-pilot-member table:name="0.2557" table:display="true" table:show-details="true"/>
                <table:data-pilot-member table:name="0.256" table:display="true" table:show-details="true"/>
                <table:data-pilot-member table:name="0.2565" table:display="true" table:show-details="true"/>
                <table:data-pilot-member table:name="0.2583" table:display="true" table:show-details="true"/>
                <table:data-pilot-member table:name="0.2594" table:display="true" table:show-details="true"/>
                <table:data-pilot-member table:name="0.2609" table:display="true" table:show-details="true"/>
                <table:data-pilot-member table:name="0.2615" table:display="true" table:show-details="true"/>
                <table:data-pilot-member table:name="0.262" table:display="true" table:show-details="true"/>
                <table:data-pilot-member table:name="0.2646" table:display="true" table:show-details="true"/>
                <table:data-pilot-member table:name="0.2649" table:display="true" table:show-details="true"/>
                <table:data-pilot-member table:name="0.2652" table:display="true" table:show-details="true"/>
                <table:data-pilot-member table:name="0.2662" table:display="true" table:show-details="true"/>
                <table:data-pilot-member table:name="0.2677" table:display="true" table:show-details="true"/>
                <table:data-pilot-member table:name="0.2678" table:display="true" table:show-details="true"/>
                <table:data-pilot-member table:name="0.2698" table:display="true" table:show-details="true"/>
                <table:data-pilot-member table:name="0.2708" table:display="true" table:show-details="true"/>
                <table:data-pilot-member table:name="0.271" table:display="true" table:show-details="true"/>
                <table:data-pilot-member table:name="0.2711" table:display="true" table:show-details="true"/>
                <table:data-pilot-member table:name="0.273" table:display="true" table:show-details="true"/>
                <table:data-pilot-member table:name="0.2743" table:display="true" table:show-details="true"/>
                <table:data-pilot-member table:name="0.275" table:display="true" table:show-details="true"/>
                <table:data-pilot-member table:name="0.276" table:display="true" table:show-details="true"/>
                <table:data-pilot-member table:name="0.2775" table:display="true" table:show-details="true"/>
                <table:data-pilot-member table:name="0.2782" table:display="true" table:show-details="true"/>
                <table:data-pilot-member table:name="0.2783" table:display="true" table:show-details="true"/>
                <table:data-pilot-member table:name="0.2785" table:display="true" table:show-details="true"/>
                <table:data-pilot-member table:name="0.2817" table:display="true" table:show-details="true"/>
                <table:data-pilot-member table:name="0.2824" table:display="true" table:show-details="true"/>
                <table:data-pilot-member table:name="0.2826" table:display="true" table:show-details="true"/>
                <table:data-pilot-member table:name="0.2833" table:display="true" table:show-details="true"/>
                <table:data-pilot-member table:name="0.2838" table:display="true" table:show-details="true"/>
                <table:data-pilot-member table:name="0.284" table:display="true" table:show-details="true"/>
                <table:data-pilot-member table:name="0.287" table:display="true" table:show-details="true"/>
                <table:data-pilot-member table:name="0.288" table:display="true" table:show-details="true"/>
                <table:data-pilot-member table:name="0.2885" table:display="true" table:show-details="true"/>
                <table:data-pilot-member table:name="0.289" table:display="true" table:show-details="true"/>
                <table:data-pilot-member table:name="0.29" table:display="true" table:show-details="true"/>
                <table:data-pilot-member table:name="0.2917" table:display="true" table:show-details="true"/>
                <table:data-pilot-member table:name="0.292" table:display="true" table:show-details="true"/>
                <table:data-pilot-member table:name="0.2923" table:display="true" table:show-details="true"/>
                <table:data-pilot-member table:name="0.2941" table:display="true" table:show-details="true"/>
                <table:data-pilot-member table:name="0.2945" table:display="true" table:show-details="true"/>
                <table:data-pilot-member table:name="0.2956" table:display="true" table:show-details="true"/>
                <table:data-pilot-member table:name="0.2957" table:display="true" table:show-details="true"/>
                <table:data-pilot-member table:name="0.2958" table:display="true" table:show-details="true"/>
                <table:data-pilot-member table:name="0.2969" table:display="true" table:show-details="true"/>
                <table:data-pilot-member table:name="0.3" table:display="true" table:show-details="true"/>
                <table:data-pilot-member table:name="0.3012" table:display="true" table:show-details="true"/>
                <table:data-pilot-member table:name="0.302" table:display="true" table:show-details="true"/>
                <table:data-pilot-member table:name="0.3031" table:display="true" table:show-details="true"/>
                <table:data-pilot-member table:name="0.3032" table:display="true" table:show-details="true"/>
                <table:data-pilot-member table:name="0.304" table:display="true" table:show-details="true"/>
                <table:data-pilot-member table:name="0.3042" table:display="true" table:show-details="true"/>
                <table:data-pilot-member table:name="0.3047" table:display="true" table:show-details="true"/>
                <table:data-pilot-member table:name="0.306" table:display="true" table:show-details="true"/>
                <table:data-pilot-member table:name="0.3074" table:display="true" table:show-details="true"/>
                <table:data-pilot-member table:name="0.3087" table:display="true" table:show-details="true"/>
                <table:data-pilot-member table:name="0.3104" table:display="true" table:show-details="true"/>
                <table:data-pilot-member table:name="0.3125" table:display="true" table:show-details="true"/>
                <table:data-pilot-member table:name="0.313" table:display="true" table:show-details="true"/>
                <table:data-pilot-member table:name="0.3167" table:display="true" table:show-details="true"/>
                <table:data-pilot-member table:name="0.3174" table:display="true" table:show-details="true"/>
                <table:data-pilot-member table:name="0.318" table:display="true" table:show-details="true"/>
                <table:data-pilot-member table:name="0.3204" table:display="true" table:show-details="true"/>
                <table:data-pilot-member table:name="0.3208" table:display="true" table:show-details="true"/>
                <table:data-pilot-member table:name="0.322" table:display="true" table:show-details="true"/>
                <table:data-pilot-member table:name="0.3257" table:display="true" table:show-details="true"/>
                <table:data-pilot-member table:name="0.3261" table:display="true" table:show-details="true"/>
                <table:data-pilot-member table:name="0.328" table:display="true" table:show-details="true"/>
                <table:data-pilot-member table:name="0.3281" table:display="true" table:show-details="true"/>
                <table:data-pilot-member table:name="0.3292" table:display="true" table:show-details="true"/>
                <table:data-pilot-member table:name="0.3304" table:display="true" table:show-details="true"/>
                <table:data-pilot-member table:name="0.3323" table:display="true" table:show-details="true"/>
                <table:data-pilot-member table:name="0.3333" table:display="true" table:show-details="true"/>
                <table:data-pilot-member table:name="0.334" table:display="true" table:show-details="true"/>
                <table:data-pilot-member table:name="0.3348" table:display="true" table:show-details="true"/>
                <table:data-pilot-member table:name="0.3354" table:display="true" table:show-details="true"/>
                <table:data-pilot-member table:name="0.3386" table:display="true" table:show-details="true"/>
                <table:data-pilot-member table:name="0.3398" table:display="true" table:show-details="true"/>
                <table:data-pilot-member table:name="0.342" table:display="true" table:show-details="true"/>
                <table:data-pilot-member table:name="0.3478" table:display="true" table:show-details="true"/>
                <table:data-pilot-member table:name="0.351" table:display="true" table:show-details="true"/>
                <table:data-pilot-member table:name="0.3542" table:display="true" table:show-details="true"/>
                <table:data-pilot-member table:name="0.3565" table:display="true" table:show-details="true"/>
                <table:data-pilot-member table:name="0.3587" table:display="true" table:show-details="true"/>
                <table:data-pilot-member table:name="0.361" table:display="true" table:show-details="true"/>
                <table:data-pilot-member table:name="0.3625" table:display="true" table:show-details="true"/>
                <table:data-pilot-member table:name="0.3634" table:display="true" table:show-details="true"/>
                <table:data-pilot-member table:name="0.367" table:display="true" table:show-details="true"/>
                <table:data-pilot-member table:name="0.3722" table:display="true" table:show-details="true"/>
                <table:data-pilot-member table:name="0.3723" table:display="true" table:show-details="true"/>
                <table:data-pilot-member table:name="0.3738" table:display="true" table:show-details="true"/>
                <table:data-pilot-member table:name="0.3749" table:display="true" table:show-details="true"/>
                <table:data-pilot-member table:name="0.382" table:display="true" table:show-details="true"/>
                <table:data-pilot-member table:name="0.384" table:display="true" table:show-details="true"/>
                <table:data-pilot-member table:name="0.389" table:display="true" table:show-details="true"/>
                <table:data-pilot-member table:name="0.391" table:display="true" table:show-details="true"/>
                <table:data-pilot-member table:name="0.3957" table:display="true" table:show-details="true"/>
                <table:data-pilot-member table:name="0.4156" table:display="true" table:show-details="true"/>
                <table:data-pilot-member table:name="0.418" table:display="true" table:show-details="true"/>
                <table:data-pilot-member table:name="0.4206" table:display="true" table:show-details="true"/>
                <table:data-pilot-member table:name="0.4365" table:display="true" table:show-details="true"/>
                <table:data-pilot-member table:name="0.4375" table:display="true" table:show-details="true"/>
                <table:data-pilot-member table:name="0.444" table:display="true" table:show-details="true"/>
                <table:data-pilot-member table:name="0.4481" table:display="true" table:show-details="true"/>
                <table:data-pilot-member table:name="0.4609" table:display="true" table:show-details="true"/>
                <table:data-pilot-member table:name="0.5212" table:display="true" table:show-details="true"/>
                <table:data-pilot-member table:name="0.5289" table:display="true" table:show-details="true"/>
                <table:data-pilot-member table:name="0.5327" table:display="true" table:show-details="true"/>
                <table:data-pilot-member table:name="0.592" table:display="true" table:show-details="true"/>
                <table:data-pilot-member table:name="0.6208" table:display="true" table:show-details="true"/>
                <table:data-pilot-member table:name="0.6214" table:display="true" table:show-details="true"/>
                <table:data-pilot-member table:name="0.6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90p" table:orientation="data" table:used-hierarchy="0" table:function="average">
            <table:data-pilot-level table:show-empty="false">
              <table:data-pilot-members>
                <table:data-pilot-member table:name="0.0522" table:display="true" table:show-details="true"/>
                <table:data-pilot-member table:name="0.091" table:display="true" table:show-details="true"/>
                <table:data-pilot-member table:name="0.0938" table:display="true" table:show-details="true"/>
                <table:data-pilot-member table:name="0.142" table:display="true" table:show-details="true"/>
                <table:data-pilot-member table:name="0.1708" table:display="true" table:show-details="true"/>
                <table:data-pilot-member table:name="0.1826" table:display="true" table:show-details="true"/>
                <table:data-pilot-member table:name="0.1833" table:display="true" table:show-details="true"/>
                <table:data-pilot-member table:name="0.187" table:display="true" table:show-details="true"/>
                <table:data-pilot-member table:name="0.189" table:display="true" table:show-details="true"/>
                <table:data-pilot-member table:name="0.1906" table:display="true" table:show-details="true"/>
                <table:data-pilot-member table:name="0.1957" table:display="true" table:show-details="true"/>
                <table:data-pilot-member table:name="0.2" table:display="true" table:show-details="true"/>
                <table:data-pilot-member table:name="0.2042" table:display="true" table:show-details="true"/>
                <table:data-pilot-member table:name="0.2083" table:display="true" table:show-details="true"/>
                <table:data-pilot-member table:name="0.2261" table:display="true" table:show-details="true"/>
                <table:data-pilot-member table:name="0.2292" table:display="true" table:show-details="true"/>
                <table:data-pilot-member table:name="0.2333" table:display="true" table:show-details="true"/>
                <table:data-pilot-member table:name="0.235" table:display="true" table:show-details="true"/>
                <table:data-pilot-member table:name="0.2391" table:display="true" table:show-details="true"/>
                <table:data-pilot-member table:name="0.2411" table:display="true" table:show-details="true"/>
                <table:data-pilot-member table:name="0.2478" table:display="true" table:show-details="true"/>
                <table:data-pilot-member table:name="0.25" table:display="true" table:show-details="true"/>
                <table:data-pilot-member table:name="0.2583" table:display="true" table:show-details="true"/>
                <table:data-pilot-member table:name="0.2625" table:display="true" table:show-details="true"/>
                <table:data-pilot-member table:name="0.2667" table:display="true" table:show-details="true"/>
                <table:data-pilot-member table:name="0.2729" table:display="true" table:show-details="true"/>
                <table:data-pilot-member table:name="0.2739" table:display="true" table:show-details="true"/>
                <table:data-pilot-member table:name="0.276" table:display="true" table:show-details="true"/>
                <table:data-pilot-member table:name="0.2764" table:display="true" table:show-details="true"/>
                <table:data-pilot-member table:name="0.277" table:display="true" table:show-details="true"/>
                <table:data-pilot-member table:name="0.2792" table:display="true" table:show-details="true"/>
                <table:data-pilot-member table:name="0.2823" table:display="true" table:show-details="true"/>
                <table:data-pilot-member table:name="0.2844" table:display="true" table:show-details="true"/>
                <table:data-pilot-member table:name="0.286" table:display="true" table:show-details="true"/>
                <table:data-pilot-member table:name="0.287" table:display="true" table:show-details="true"/>
                <table:data-pilot-member table:name="0.29" table:display="true" table:show-details="true"/>
                <table:data-pilot-member table:name="0.2917" table:display="true" table:show-details="true"/>
                <table:data-pilot-member table:name="0.2921" table:display="true" table:show-details="true"/>
                <table:data-pilot-member table:name="0.2945" table:display="true" table:show-details="true"/>
                <table:data-pilot-member table:name="0.2957" table:display="true" table:show-details="true"/>
                <table:data-pilot-member table:name="0.297" table:display="true" table:show-details="true"/>
                <table:data-pilot-member table:name="0.299" table:display="true" table:show-details="true"/>
                <table:data-pilot-member table:name="0.3" table:display="true" table:show-details="true"/>
                <table:data-pilot-member table:name="0.3032" table:display="true" table:show-details="true"/>
                <table:data-pilot-member table:name="0.304" table:display="true" table:show-details="true"/>
                <table:data-pilot-member table:name="0.3083" table:display="true" table:show-details="true"/>
                <table:data-pilot-member table:name="0.3107" table:display="true" table:show-details="true"/>
                <table:data-pilot-member table:name="0.3125" table:display="true" table:show-details="true"/>
                <table:data-pilot-member table:name="0.313" table:display="true" table:show-details="true"/>
                <table:data-pilot-member table:name="0.3131" table:display="true" table:show-details="true"/>
                <table:data-pilot-member table:name="0.3139" table:display="true" table:show-details="true"/>
                <table:data-pilot-member table:name="0.315" table:display="true" table:show-details="true"/>
                <table:data-pilot-member table:name="0.316" table:display="true" table:show-details="true"/>
                <table:data-pilot-member table:name="0.318" table:display="true" table:show-details="true"/>
                <table:data-pilot-member table:name="0.3196" table:display="true" table:show-details="true"/>
                <table:data-pilot-member table:name="0.3208" table:display="true" table:show-details="true"/>
                <table:data-pilot-member table:name="0.3217" table:display="true" table:show-details="true"/>
                <table:data-pilot-member table:name="0.322" table:display="true" table:show-details="true"/>
                <table:data-pilot-member table:name="0.323" table:display="true" table:show-details="true"/>
                <table:data-pilot-member table:name="0.324" table:display="true" table:show-details="true"/>
                <table:data-pilot-member table:name="0.325" table:display="true" table:show-details="true"/>
                <table:data-pilot-member table:name="0.326" table:display="true" table:show-details="true"/>
                <table:data-pilot-member table:name="0.3261" table:display="true" table:show-details="true"/>
                <table:data-pilot-member table:name="0.3292" table:display="true" table:show-details="true"/>
                <table:data-pilot-member table:name="0.3304" table:display="true" table:show-details="true"/>
                <table:data-pilot-member table:name="0.3333" table:display="true" table:show-details="true"/>
                <table:data-pilot-member table:name="0.3344" table:display="true" table:show-details="true"/>
                <table:data-pilot-member table:name="0.3348" table:display="true" table:show-details="true"/>
                <table:data-pilot-member table:name="0.3358" table:display="true" table:show-details="true"/>
                <table:data-pilot-member table:name="0.3375" table:display="true" table:show-details="true"/>
                <table:data-pilot-member table:name="0.339" table:display="true" table:show-details="true"/>
                <table:data-pilot-member table:name="0.3391" table:display="true" table:show-details="true"/>
                <table:data-pilot-member table:name="0.3427" table:display="true" table:show-details="true"/>
                <table:data-pilot-member table:name="0.3435" table:display="true" table:show-details="true"/>
                <table:data-pilot-member table:name="0.3458" table:display="true" table:show-details="true"/>
                <table:data-pilot-member table:name="0.3471" table:display="true" table:show-details="true"/>
                <table:data-pilot-member table:name="0.3478" table:display="true" table:show-details="true"/>
                <table:data-pilot-member table:name="0.3495" table:display="true" table:show-details="true"/>
                <table:data-pilot-member table:name="0.35" table:display="true" table:show-details="true"/>
                <table:data-pilot-member table:name="0.3519" table:display="true" table:show-details="true"/>
                <table:data-pilot-member table:name="0.3522" table:display="true" table:show-details="true"/>
                <table:data-pilot-member table:name="0.3528" table:display="true" table:show-details="true"/>
                <table:data-pilot-member table:name="0.3542" table:display="true" table:show-details="true"/>
                <table:data-pilot-member table:name="0.3552" table:display="true" table:show-details="true"/>
                <table:data-pilot-member table:name="0.3573" table:display="true" table:show-details="true"/>
                <table:data-pilot-member table:name="0.3583" table:display="true" table:show-details="true"/>
                <table:data-pilot-member table:name="0.359" table:display="true" table:show-details="true"/>
                <table:data-pilot-member table:name="0.361" table:display="true" table:show-details="true"/>
                <table:data-pilot-member table:name="0.3646" table:display="true" table:show-details="true"/>
                <table:data-pilot-member table:name="0.3652" table:display="true" table:show-details="true"/>
                <table:data-pilot-member table:name="0.367" table:display="true" table:show-details="true"/>
                <table:data-pilot-member table:name="0.3696" table:display="true" table:show-details="true"/>
                <table:data-pilot-member table:name="0.3698" table:display="true" table:show-details="true"/>
                <table:data-pilot-member table:name="0.3708" table:display="true" table:show-details="true"/>
                <table:data-pilot-member table:name="0.3738" table:display="true" table:show-details="true"/>
                <table:data-pilot-member table:name="0.3739" table:display="true" table:show-details="true"/>
                <table:data-pilot-member table:name="0.377" table:display="true" table:show-details="true"/>
                <table:data-pilot-member table:name="0.3782" table:display="true" table:show-details="true"/>
                <table:data-pilot-member table:name="0.3783" table:display="true" table:show-details="true"/>
                <table:data-pilot-member table:name="0.3792" table:display="true" table:show-details="true"/>
                <table:data-pilot-member table:name="0.3827" table:display="true" table:show-details="true"/>
                <table:data-pilot-member table:name="0.3835" table:display="true" table:show-details="true"/>
                <table:data-pilot-member table:name="0.3851" table:display="true" table:show-details="true"/>
                <table:data-pilot-member table:name="0.3854" table:display="true" table:show-details="true"/>
                <table:data-pilot-member table:name="0.3865" table:display="true" table:show-details="true"/>
                <table:data-pilot-member table:name="0.387" table:display="true" table:show-details="true"/>
                <table:data-pilot-member table:name="0.3875" table:display="true" table:show-details="true"/>
                <table:data-pilot-member table:name="0.39" table:display="true" table:show-details="true"/>
                <table:data-pilot-member table:name="0.3913" table:display="true" table:show-details="true"/>
                <table:data-pilot-member table:name="0.3917" table:display="true" table:show-details="true"/>
                <table:data-pilot-member table:name="0.393" table:display="true" table:show-details="true"/>
                <table:data-pilot-member table:name="0.3944" table:display="true" table:show-details="true"/>
                <table:data-pilot-member table:name="0.3957" table:display="true" table:show-details="true"/>
                <table:data-pilot-member table:name="0.397" table:display="true" table:show-details="true"/>
                <table:data-pilot-member table:name="0.3981" table:display="true" table:show-details="true"/>
                <table:data-pilot-member table:name="0.4" table:display="true" table:show-details="true"/>
                <table:data-pilot-member table:name="0.4005" table:display="true" table:show-details="true"/>
                <table:data-pilot-member table:name="0.4042" table:display="true" table:show-details="true"/>
                <table:data-pilot-member table:name="0.4043" table:display="true" table:show-details="true"/>
                <table:data-pilot-member table:name="0.406" table:display="true" table:show-details="true"/>
                <table:data-pilot-member table:name="0.4061" table:display="true" table:show-details="true"/>
                <table:data-pilot-member table:name="0.4086" table:display="true" table:show-details="true"/>
                <table:data-pilot-member table:name="0.4087" table:display="true" table:show-details="true"/>
                <table:data-pilot-member table:name="0.411" table:display="true" table:show-details="true"/>
                <table:data-pilot-member table:name="0.413" table:display="true" table:show-details="true"/>
                <table:data-pilot-member table:name="0.4134" table:display="true" table:show-details="true"/>
                <table:data-pilot-member table:name="0.414" table:display="true" table:show-details="true"/>
                <table:data-pilot-member table:name="0.415" table:display="true" table:show-details="true"/>
                <table:data-pilot-member table:name="0.4167" table:display="true" table:show-details="true"/>
                <table:data-pilot-member table:name="0.4174" table:display="true" table:show-details="true"/>
                <table:data-pilot-member table:name="0.4207" table:display="true" table:show-details="true"/>
                <table:data-pilot-member table:name="0.421" table:display="true" table:show-details="true"/>
                <table:data-pilot-member table:name="0.4217" table:display="true" table:show-details="true"/>
                <table:data-pilot-member table:name="0.4219" table:display="true" table:show-details="true"/>
                <table:data-pilot-member table:name="0.4223" table:display="true" table:show-details="true"/>
                <table:data-pilot-member table:name="0.423" table:display="true" table:show-details="true"/>
                <table:data-pilot-member table:name="0.4248" table:display="true" table:show-details="true"/>
                <table:data-pilot-member table:name="0.425" table:display="true" table:show-details="true"/>
                <table:data-pilot-member table:name="0.4254" table:display="true" table:show-details="true"/>
                <table:data-pilot-member table:name="0.426" table:display="true" table:show-details="true"/>
                <table:data-pilot-member table:name="0.4292" table:display="true" table:show-details="true"/>
                <table:data-pilot-member table:name="0.431" table:display="true" table:show-details="true"/>
                <table:data-pilot-member table:name="0.4348" table:display="true" table:show-details="true"/>
                <table:data-pilot-member table:name="0.4354" table:display="true" table:show-details="true"/>
                <table:data-pilot-member table:name="0.4365" table:display="true" table:show-details="true"/>
                <table:data-pilot-member table:name="0.4393" table:display="true" table:show-details="true"/>
                <table:data-pilot-member table:name="0.4398" table:display="true" table:show-details="true"/>
                <table:data-pilot-member table:name="0.4417" table:display="true" table:show-details="true"/>
                <table:data-pilot-member table:name="0.4427" table:display="true" table:show-details="true"/>
                <table:data-pilot-member table:name="0.443" table:display="true" table:show-details="true"/>
                <table:data-pilot-member table:name="0.444" table:display="true" table:show-details="true"/>
                <table:data-pilot-member table:name="0.445" table:display="true" table:show-details="true"/>
                <table:data-pilot-member table:name="0.4484" table:display="true" table:show-details="true"/>
                <table:data-pilot-member table:name="0.45" table:display="true" table:show-details="true"/>
                <table:data-pilot-member table:name="0.4522" table:display="true" table:show-details="true"/>
                <table:data-pilot-member table:name="0.4528" table:display="true" table:show-details="true"/>
                <table:data-pilot-member table:name="0.4531" table:display="true" table:show-details="true"/>
                <table:data-pilot-member table:name="0.4537" table:display="true" table:show-details="true"/>
                <table:data-pilot-member table:name="0.455" table:display="true" table:show-details="true"/>
                <table:data-pilot-member table:name="0.4555" table:display="true" table:show-details="true"/>
                <table:data-pilot-member table:name="0.458" table:display="true" table:show-details="true"/>
                <table:data-pilot-member table:name="0.4609" table:display="true" table:show-details="true"/>
                <table:data-pilot-member table:name="0.4611" table:display="true" table:show-details="true"/>
                <table:data-pilot-member table:name="0.4615" table:display="true" table:show-details="true"/>
                <table:data-pilot-member table:name="0.462" table:display="true" table:show-details="true"/>
                <table:data-pilot-member table:name="0.4652" table:display="true" table:show-details="true"/>
                <table:data-pilot-member table:name="0.4693" table:display="true" table:show-details="true"/>
                <table:data-pilot-member table:name="0.472" table:display="true" table:show-details="true"/>
                <table:data-pilot-member table:name="0.473" table:display="true" table:show-details="true"/>
                <table:data-pilot-member table:name="0.4739" table:display="true" table:show-details="true"/>
                <table:data-pilot-member table:name="0.4741" table:display="true" table:show-details="true"/>
                <table:data-pilot-member table:name="0.478" table:display="true" table:show-details="true"/>
                <table:data-pilot-member table:name="0.479" table:display="true" table:show-details="true"/>
                <table:data-pilot-member table:name="0.4838" table:display="true" table:show-details="true"/>
                <table:data-pilot-member table:name="0.484" table:display="true" table:show-details="true"/>
                <table:data-pilot-member table:name="0.4847" table:display="true" table:show-details="true"/>
                <table:data-pilot-member table:name="0.485" table:display="true" table:show-details="true"/>
                <table:data-pilot-member table:name="0.4865" table:display="true" table:show-details="true"/>
                <table:data-pilot-member table:name="0.4909" table:display="true" table:show-details="true"/>
                <table:data-pilot-member table:name="0.4927" table:display="true" table:show-details="true"/>
                <table:data-pilot-member table:name="0.493" table:display="true" table:show-details="true"/>
                <table:data-pilot-member table:name="0.494" table:display="true" table:show-details="true"/>
                <table:data-pilot-member table:name="0.4959" table:display="true" table:show-details="true"/>
                <table:data-pilot-member table:name="0.4985" table:display="true" table:show-details="true"/>
                <table:data-pilot-member table:name="0.4991" table:display="true" table:show-details="true"/>
                <table:data-pilot-member table:name="0.5" table:display="true" table:show-details="true"/>
                <table:data-pilot-member table:name="0.501" table:display="true" table:show-details="true"/>
                <table:data-pilot-member table:name="0.5024" table:display="true" table:show-details="true"/>
                <table:data-pilot-member table:name="0.506" table:display="true" table:show-details="true"/>
                <table:data-pilot-member table:name="0.509" table:display="true" table:show-details="true"/>
                <table:data-pilot-member table:name="0.5094" table:display="true" table:show-details="true"/>
                <table:data-pilot-member table:name="0.513" table:display="true" table:show-details="true"/>
                <table:data-pilot-member table:name="0.515" table:display="true" table:show-details="true"/>
                <table:data-pilot-member table:name="0.5174" table:display="true" table:show-details="true"/>
                <table:data-pilot-member table:name="0.5177" table:display="true" table:show-details="true"/>
                <table:data-pilot-member table:name="0.52" table:display="true" table:show-details="true"/>
                <table:data-pilot-member table:name="0.5227" table:display="true" table:show-details="true"/>
                <table:data-pilot-member table:name="0.5236" table:display="true" table:show-details="true"/>
                <table:data-pilot-member table:name="0.5257" table:display="true" table:show-details="true"/>
                <table:data-pilot-member table:name="0.5261" table:display="true" table:show-details="true"/>
                <table:data-pilot-member table:name="0.5307" table:display="true" table:show-details="true"/>
                <table:data-pilot-member table:name="0.531" table:display="true" table:show-details="true"/>
                <table:data-pilot-member table:name="0.5313" table:display="true" table:show-details="true"/>
                <table:data-pilot-member table:name="0.5327" table:display="true" table:show-details="true"/>
                <table:data-pilot-member table:name="0.533" table:display="true" table:show-details="true"/>
                <table:data-pilot-member table:name="0.5348" table:display="true" table:show-details="true"/>
                <table:data-pilot-member table:name="0.542" table:display="true" table:show-details="true"/>
                <table:data-pilot-member table:name="0.5438" table:display="true" table:show-details="true"/>
                <table:data-pilot-member table:name="0.5448" table:display="true" table:show-details="true"/>
                <table:data-pilot-member table:name="0.55" table:display="true" table:show-details="true"/>
                <table:data-pilot-member table:name="0.5542" table:display="true" table:show-details="true"/>
                <table:data-pilot-member table:name="0.559" table:display="true" table:show-details="true"/>
                <table:data-pilot-member table:name="0.5658" table:display="true" table:show-details="true"/>
                <table:data-pilot-member table:name="0.5676" table:display="true" table:show-details="true"/>
                <table:data-pilot-member table:name="0.5688" table:display="true" table:show-details="true"/>
                <table:data-pilot-member table:name="0.5708" table:display="true" table:show-details="true"/>
                <table:data-pilot-member table:name="0.5791" table:display="true" table:show-details="true"/>
                <table:data-pilot-member table:name="0.5813" table:display="true" table:show-details="true"/>
                <table:data-pilot-member table:name="0.592" table:display="true" table:show-details="true"/>
                <table:data-pilot-member table:name="0.5982" table:display="true" table:show-details="true"/>
                <table:data-pilot-member table:name="0.6" table:display="true" table:show-details="true"/>
                <table:data-pilot-member table:name="0.6087" table:display="true" table:show-details="true"/>
                <table:data-pilot-member table:name="0.6091" table:display="true" table:show-details="true"/>
                <table:data-pilot-member table:name="0.6149" table:display="true" table:show-details="true"/>
                <table:data-pilot-member table:name="0.6198" table:display="true" table:show-details="true"/>
                <table:data-pilot-member table:name="0.6208" table:display="true" table:show-details="true"/>
                <table:data-pilot-member table:name="0.6214" table:display="true" table:show-details="true"/>
                <table:data-pilot-member table:name="0.625" table:display="true" table:show-details="true"/>
                <table:data-pilot-member table:name="0.6271" table:display="true" table:show-details="true"/>
                <table:data-pilot-member table:name="0.6435" table:display="true" table:show-details="true"/>
                <table:data-pilot-member table:name="0.6448" table:display="true" table:show-details="true"/>
                <table:data-pilot-member table:name="0.655" table:display="true" table:show-details="true"/>
                <table:data-pilot-member table:name="0.6587" table:display="true" table:show-details="true"/>
                <table:data-pilot-member table:name="0.6714" table:display="true" table:show-details="true"/>
                <table:data-pilot-member table:name="0.6739" table:display="true" table:show-details="true"/>
                <table:data-pilot-member table:name="0.675" table:display="true" table:show-details="true"/>
                <table:data-pilot-member table:name="0.6841" table:display="true" table:show-details="true"/>
                <table:data-pilot-member table:name="0.71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Pillac</meta:initial-creator>
    <meta:creation-date>2012-06-20T13:26:40</meta:creation-date>
    <dc:date>2012-06-25T11:58:22</dc:date>
    <dc:creator>Victor Pillac</dc:creator>
    <meta:editing-duration>PT2H26M7S</meta:editing-duration>
    <meta:editing-cycles>3</meta:editing-cycles>
    <meta:generator>LibreOffice/3.5$Linux_X86_64 LibreOffice_project/350m1$Build-2</meta:generator>
    <meta:document-statistic meta:table-count="4" meta:cell-count="2418" meta:object-count="0"/>
  </office:meta>
</office:document-meta>
</file>